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Vrinda" svg:font-family="Vrinda" style:font-family-generic="swiss" style:font-pitch="variable" svg:panose-1="0 0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MS Gothic" style:font-name-asian="MS Gothic" style:font-name-complex="MS Gothic"/>
    </style:style>
    <style:style style:name="T3" style:parent-style-name="DefaultParagraphFont" style:family="text">
      <style:text-properties style:font-name="MS Gothic" style:font-name-asian="MS Gothic" style:font-name-complex="MS Gothic"/>
    </style:style>
    <style:style style:name="T4" style:parent-style-name="DefaultParagraphFont" style:family="text">
      <style:text-properties style:font-name="MS Gothic" style:font-name-asian="MS Gothic" style:font-name-complex="MS Gothic"/>
    </style:style>
    <style:style style:name="T5" style:parent-style-name="DefaultParagraphFont" style:family="text">
      <style:text-properties style:font-name="MS Gothic" style:font-name-asian="MS Gothic" style:font-name-complex="MS Gothic"/>
    </style:style>
    <style:style style:name="T6" style:parent-style-name="DefaultParagraphFont" style:family="text">
      <style:text-properties style:font-name="MS Gothic" style:font-name-asian="MS Gothic" style:font-name-complex="MS Gothic"/>
    </style:style>
    <style:style style:name="T7" style:parent-style-name="DefaultParagraphFont" style:family="text">
      <style:text-properties style:font-name="MS Gothic" style:font-name-asian="MS Gothic" style:font-name-complex="MS Gothic"/>
    </style:style>
    <style:style style:name="T8" style:parent-style-name="DefaultParagraphFont" style:family="text">
      <style:text-properties style:font-name="MS Gothic" style:font-name-asian="MS Gothic" style:font-name-complex="MS Gothic"/>
    </style:style>
    <style:style style:name="T9" style:parent-style-name="DefaultParagraphFont" style:family="text">
      <style:text-properties style:font-name="MS Gothic" style:font-name-asian="MS Gothic" style:font-name-complex="MS Gothic"/>
    </style:style>
    <style:style style:name="T10" style:parent-style-name="DefaultParagraphFont" style:family="text">
      <style:text-properties style:font-name="MS Gothic" style:font-name-asian="MS Gothic" style:font-name-complex="MS Gothic"/>
    </style:style>
    <style:style style:name="T11" style:parent-style-name="DefaultParagraphFont" style:family="text">
      <style:text-properties style:font-name="MS Gothic" style:font-name-asian="MS Gothic" style:font-name-complex="MS Gothic"/>
    </style:style>
    <style:style style:name="T12" style:parent-style-name="DefaultParagraphFont" style:family="text">
      <style:text-properties style:font-name="MS Gothic" style:font-name-asian="MS Gothic" style:font-name-complex="MS Gothic"/>
    </style:style>
    <style:style style:name="T13" style:parent-style-name="DefaultParagraphFont" style:family="text">
      <style:text-properties style:font-name="MS Gothic" style:font-name-asian="MS Gothic" style:font-name-complex="MS Gothic"/>
    </style:style>
    <style:style style:name="T14" style:parent-style-name="DefaultParagraphFont" style:family="text">
      <style:text-properties style:font-name="MS Gothic" style:font-name-asian="MS Gothic" style:font-name-complex="MS Gothic"/>
    </style:style>
    <style:style style:name="T15" style:parent-style-name="DefaultParagraphFont" style:family="text">
      <style:text-properties style:font-name="MS Gothic" style:font-name-asian="MS Gothic" style:font-name-complex="MS Gothic"/>
    </style:style>
    <style:style style:name="T16" style:parent-style-name="DefaultParagraphFont" style:family="text">
      <style:text-properties style:font-name="MS Gothic" style:font-name-asian="MS Gothic" style:font-name-complex="MS Gothic"/>
    </style:style>
    <style:style style:name="T17" style:parent-style-name="DefaultParagraphFont" style:family="text">
      <style:text-properties style:font-name="MS Gothic" style:font-name-asian="MS Gothic" style:font-name-complex="MS Gothic"/>
    </style:style>
    <style:style style:name="T18" style:parent-style-name="DefaultParagraphFont" style:family="text">
      <style:text-properties style:font-name="MS Gothic" style:font-name-asian="MS Gothic" style:font-name-complex="MS Gothic"/>
    </style:style>
    <style:style style:name="T19" style:parent-style-name="DefaultParagraphFont" style:family="text">
      <style:text-properties style:font-name="MS Gothic" style:font-name-asian="MS Gothic" style:font-name-complex="MS Gothic"/>
    </style:style>
    <style:style style:name="T20" style:parent-style-name="DefaultParagraphFont" style:family="text">
      <style:text-properties style:font-name="MS Gothic" style:font-name-asian="MS Gothic" style:font-name-complex="MS Gothic"/>
    </style:style>
    <style:style style:name="T21" style:parent-style-name="DefaultParagraphFont" style:family="text">
      <style:text-properties style:font-name="MS Gothic" style:font-name-asian="MS Gothic" style:font-name-complex="MS Gothic"/>
    </style:style>
    <style:style style:name="T22" style:parent-style-name="DefaultParagraphFont" style:family="text">
      <style:text-properties style:font-name="MS Gothic" style:font-name-asian="MS Gothic" style:font-name-complex="MS Gothic"/>
    </style:style>
    <style:style style:name="T23" style:parent-style-name="DefaultParagraphFont" style:family="text">
      <style:text-properties style:font-name="MS Gothic" style:font-name-asian="MS Gothic" style:font-name-complex="MS Gothic"/>
    </style:style>
    <style:style style:name="T24" style:parent-style-name="DefaultParagraphFont" style:family="text">
      <style:text-properties style:font-name="MS Gothic" style:font-name-asian="MS Gothic" style:font-name-complex="MS Gothic"/>
    </style:style>
    <style:style style:name="T25" style:parent-style-name="DefaultParagraphFont" style:family="text">
      <style:text-properties style:font-name="MS Gothic" style:font-name-asian="MS Gothic" style:font-name-complex="MS Gothic"/>
    </style:style>
    <style:style style:name="T26" style:parent-style-name="DefaultParagraphFont" style:family="text">
      <style:text-properties style:font-name="MS Gothic" style:font-name-asian="MS Gothic" style:font-name-complex="MS Gothic"/>
    </style:style>
    <style:style style:name="T27" style:parent-style-name="DefaultParagraphFont" style:family="text">
      <style:text-properties style:font-name="MS Gothic" style:font-name-asian="MS Gothic" style:font-name-complex="MS Gothic"/>
    </style:style>
    <style:style style:name="T28" style:parent-style-name="DefaultParagraphFont" style:family="text">
      <style:text-properties style:font-name="MS Gothic" style:font-name-asian="MS Gothic" style:font-name-complex="MS Gothic"/>
    </style:style>
    <style:style style:name="T29" style:parent-style-name="DefaultParagraphFont" style:family="text">
      <style:text-properties style:font-name="MS Gothic" style:font-name-asian="MS Gothic" style:font-name-complex="MS Gothic"/>
    </style:style>
    <style:style style:name="T30" style:parent-style-name="DefaultParagraphFont" style:family="text">
      <style:text-properties style:font-name="MS Gothic" style:font-name-asian="MS Gothic" style:font-name-complex="MS Gothic"/>
    </style:style>
    <style:style style:name="T31" style:parent-style-name="DefaultParagraphFont" style:family="text">
      <style:text-properties style:font-name="MS Gothic" style:font-name-asian="MS Gothic" style:font-name-complex="MS Gothic"/>
    </style:style>
    <style:style style:name="T32" style:parent-style-name="DefaultParagraphFont" style:family="text">
      <style:text-properties style:font-name="MS Gothic" style:font-name-asian="MS Gothic" style:font-name-complex="MS Gothic"/>
    </style:style>
    <style:style style:name="T33" style:parent-style-name="DefaultParagraphFont" style:family="text">
      <style:text-properties style:font-name="MS Gothic" style:font-name-asian="MS Gothic" style:font-name-complex="MS Gothic"/>
    </style:style>
    <style:style style:name="T34" style:parent-style-name="DefaultParagraphFont" style:family="text">
      <style:text-properties style:font-name="MS Gothic" style:font-name-asian="MS Gothic" style:font-name-complex="MS Gothic"/>
    </style:style>
    <style:style style:name="T35" style:parent-style-name="DefaultParagraphFont" style:family="text">
      <style:text-properties style:font-name="MS Gothic" style:font-name-asian="MS Gothic" style:font-name-complex="MS Gothic"/>
    </style:style>
    <style:style style:name="T36" style:parent-style-name="DefaultParagraphFont" style:family="text">
      <style:text-properties style:font-name="MS Gothic" style:font-name-asian="MS Gothic" style:font-name-complex="MS Gothic"/>
    </style:style>
    <style:style style:name="T37" style:parent-style-name="DefaultParagraphFont" style:family="text">
      <style:text-properties style:font-name="MS Gothic" style:font-name-asian="MS Gothic" style:font-name-complex="MS Gothic"/>
    </style:style>
    <style:style style:name="T38" style:parent-style-name="DefaultParagraphFont" style:family="text">
      <style:text-properties style:font-name="MS Gothic" style:font-name-asian="MS Gothic" style:font-name-complex="MS Gothic"/>
    </style:style>
    <style:style style:name="T39" style:parent-style-name="DefaultParagraphFont" style:family="text">
      <style:text-properties style:font-name="MS Gothic" style:font-name-asian="MS Gothic" style:font-name-complex="MS Gothic"/>
    </style:style>
    <style:style style:name="T40" style:parent-style-name="DefaultParagraphFont" style:family="text">
      <style:text-properties style:font-name="MS Gothic" style:font-name-asian="MS Gothic" style:font-name-complex="MS Gothic"/>
    </style:style>
    <style:style style:name="T41" style:parent-style-name="DefaultParagraphFont" style:family="text">
      <style:text-properties style:font-name="MS Gothic" style:font-name-asian="MS Gothic" style:font-name-complex="MS Gothic"/>
    </style:style>
    <style:style style:name="T42" style:parent-style-name="DefaultParagraphFont" style:family="text">
      <style:text-properties style:font-name="MS Gothic" style:font-name-asian="MS Gothic" style:font-name-complex="MS Gothic"/>
    </style:style>
    <style:style style:name="T43" style:parent-style-name="DefaultParagraphFont" style:family="text">
      <style:text-properties style:font-name="MS Gothic" style:font-name-asian="MS Gothic" style:font-name-complex="MS Gothic"/>
    </style:style>
    <style:style style:name="T44" style:parent-style-name="DefaultParagraphFont" style:family="text">
      <style:text-properties style:font-name="MS Gothic" style:font-name-asian="MS Gothic" style:font-name-complex="MS Gothic"/>
    </style:style>
    <style:style style:name="T45" style:parent-style-name="DefaultParagraphFont" style:family="text">
      <style:text-properties style:font-name="MS Gothic" style:font-name-asian="MS Gothic" style:font-name-complex="MS Gothic"/>
    </style:style>
    <style:style style:name="T46" style:parent-style-name="DefaultParagraphFont" style:family="text">
      <style:text-properties style:font-name="MS Gothic" style:font-name-asian="MS Gothic" style:font-name-complex="MS Gothic"/>
    </style:style>
    <style:style style:name="T47" style:parent-style-name="DefaultParagraphFont" style:family="text">
      <style:text-properties style:font-name="MS Gothic" style:font-name-asian="MS Gothic" style:font-name-complex="MS Gothic"/>
    </style:style>
    <style:style style:name="T48" style:parent-style-name="DefaultParagraphFont" style:family="text">
      <style:text-properties style:font-name="MS Gothic" style:font-name-asian="MS Gothic" style:font-name-complex="MS Gothic"/>
    </style:style>
    <style:style style:name="T49" style:parent-style-name="DefaultParagraphFont" style:family="text">
      <style:text-properties style:font-name="MS Gothic" style:font-name-asian="MS Gothic" style:font-name-complex="MS Gothic"/>
    </style:style>
    <style:style style:name="T50" style:parent-style-name="DefaultParagraphFont" style:family="text">
      <style:text-properties style:font-name="MS Gothic" style:font-name-asian="MS Gothic" style:font-name-complex="MS Gothic"/>
    </style:style>
    <style:style style:name="T51" style:parent-style-name="DefaultParagraphFont" style:family="text">
      <style:text-properties style:font-name="MS Gothic" style:font-name-asian="MS Gothic" style:font-name-complex="MS Gothic"/>
    </style:style>
    <style:style style:name="T52" style:parent-style-name="DefaultParagraphFont" style:family="text">
      <style:text-properties style:font-name="MS Gothic" style:font-name-asian="MS Gothic" style:font-name-complex="MS Gothic"/>
    </style:style>
    <style:style style:name="T53" style:parent-style-name="DefaultParagraphFont" style:family="text">
      <style:text-properties style:font-name="MS Gothic" style:font-name-asian="MS Gothic" style:font-name-complex="MS Gothic"/>
    </style:style>
    <style:style style:name="T54" style:parent-style-name="DefaultParagraphFont" style:family="text">
      <style:text-properties style:font-name="MS Gothic" style:font-name-asian="MS Gothic" style:font-name-complex="MS Gothic"/>
    </style:style>
    <style:style style:name="T55" style:parent-style-name="DefaultParagraphFont" style:family="text">
      <style:text-properties style:font-name="MS Gothic" style:font-name-asian="MS Gothic" style:font-name-complex="MS Gothic"/>
    </style:style>
    <style:style style:name="T56" style:parent-style-name="DefaultParagraphFont" style:family="text">
      <style:text-properties style:font-name="MS Gothic" style:font-name-asian="MS Gothic" style:font-name-complex="MS Gothic"/>
    </style:style>
    <style:style style:name="T57" style:parent-style-name="DefaultParagraphFont" style:family="text">
      <style:text-properties style:font-name="MS Gothic" style:font-name-asian="MS Gothic" style:font-name-complex="MS Gothic"/>
    </style:style>
    <style:style style:name="T58" style:parent-style-name="DefaultParagraphFont" style:family="text">
      <style:text-properties style:font-name="MS Gothic" style:font-name-asian="MS Gothic" style:font-name-complex="MS Gothic"/>
    </style:style>
    <style:style style:name="T59" style:parent-style-name="DefaultParagraphFont" style:family="text">
      <style:text-properties style:font-name="MS Gothic" style:font-name-asian="MS Gothic" style:font-name-complex="MS Gothic"/>
    </style:style>
    <style:style style:name="T60" style:parent-style-name="DefaultParagraphFont" style:family="text">
      <style:text-properties style:font-name="MS Gothic" style:font-name-asian="MS Gothic" style:font-name-complex="MS Gothic"/>
    </style:style>
    <style:style style:name="T61" style:parent-style-name="DefaultParagraphFont" style:family="text">
      <style:text-properties style:font-name="MS Gothic" style:font-name-asian="MS Gothic" style:font-name-complex="MS Gothic"/>
    </style:style>
    <style:style style:name="T62" style:parent-style-name="DefaultParagraphFont" style:family="text">
      <style:text-properties style:font-name="MS Gothic" style:font-name-asian="MS Gothic" style:font-name-complex="MS Gothic"/>
    </style:style>
    <style:style style:name="T63" style:parent-style-name="DefaultParagraphFont" style:family="text">
      <style:text-properties style:font-name="MS Gothic" style:font-name-asian="MS Gothic" style:font-name-complex="MS Gothic"/>
    </style:style>
    <style:style style:name="T64" style:parent-style-name="DefaultParagraphFont" style:family="text">
      <style:text-properties style:font-name="MS Gothic" style:font-name-asian="MS Gothic" style:font-name-complex="MS Gothic"/>
    </style:style>
    <style:style style:name="T65" style:parent-style-name="DefaultParagraphFont" style:family="text">
      <style:text-properties style:font-name="MS Gothic" style:font-name-asian="MS Gothic" style:font-name-complex="MS Gothic"/>
    </style:style>
    <style:style style:name="T66" style:parent-style-name="DefaultParagraphFont" style:family="text">
      <style:text-properties style:font-name="MS Gothic" style:font-name-asian="MS Gothic" style:font-name-complex="MS Gothic"/>
    </style:style>
    <style:style style:name="T67" style:parent-style-name="DefaultParagraphFont" style:family="text">
      <style:text-properties style:font-name="MS Gothic" style:font-name-asian="MS Gothic" style:font-name-complex="MS Gothic"/>
    </style:style>
    <style:style style:name="T68" style:parent-style-name="DefaultParagraphFont" style:family="text">
      <style:text-properties style:font-name="MS Gothic" style:font-name-asian="MS Gothic" style:font-name-complex="MS Gothic"/>
    </style:style>
    <style:style style:name="T69" style:parent-style-name="DefaultParagraphFont" style:family="text">
      <style:text-properties style:font-name="MS Gothic" style:font-name-asian="MS Gothic" style:font-name-complex="MS Gothic"/>
    </style:style>
    <style:style style:name="T70" style:parent-style-name="DefaultParagraphFont" style:family="text">
      <style:text-properties style:font-name="MS Gothic" style:font-name-asian="MS Gothic" style:font-name-complex="MS Gothic"/>
    </style:style>
    <style:style style:name="T71" style:parent-style-name="DefaultParagraphFont" style:family="text">
      <style:text-properties style:font-name="MS Gothic" style:font-name-asian="MS Gothic" style:font-name-complex="MS Gothic"/>
    </style:style>
    <style:style style:name="T72" style:parent-style-name="DefaultParagraphFont" style:family="text">
      <style:text-properties style:font-name="MS Gothic" style:font-name-asian="MS Gothic" style:font-name-complex="MS Gothic"/>
    </style:style>
    <style:style style:name="T73" style:parent-style-name="DefaultParagraphFont" style:family="text">
      <style:text-properties style:font-name="MS Gothic" style:font-name-asian="MS Gothic" style:font-name-complex="MS Gothic"/>
    </style:style>
    <style:style style:name="T74" style:parent-style-name="DefaultParagraphFont" style:family="text">
      <style:text-properties style:font-name="MS Gothic" style:font-name-asian="MS Gothic" style:font-name-complex="MS Gothic"/>
    </style:style>
    <style:style style:name="T75" style:parent-style-name="DefaultParagraphFont" style:family="text">
      <style:text-properties style:font-name="MS Gothic" style:font-name-asian="MS Gothic" style:font-name-complex="MS Gothic"/>
    </style:style>
    <style:style style:name="T76" style:parent-style-name="DefaultParagraphFont" style:family="text">
      <style:text-properties style:font-name="MS Gothic" style:font-name-asian="MS Gothic" style:font-name-complex="MS Gothic"/>
    </style:style>
    <style:style style:name="T77" style:parent-style-name="DefaultParagraphFont" style:family="text">
      <style:text-properties style:font-name="MS Gothic" style:font-name-asian="MS Gothic" style:font-name-complex="MS Gothic"/>
    </style:style>
    <style:style style:name="T78" style:parent-style-name="DefaultParagraphFont" style:family="text">
      <style:text-properties style:font-name="MS Gothic" style:font-name-asian="MS Gothic" style:font-name-complex="MS Gothic"/>
    </style:style>
    <style:style style:name="T79" style:parent-style-name="DefaultParagraphFont" style:family="text">
      <style:text-properties style:font-name="MS Gothic" style:font-name-asian="MS Gothic" style:font-name-complex="MS Gothic"/>
    </style:style>
    <style:style style:name="T80" style:parent-style-name="DefaultParagraphFont" style:family="text">
      <style:text-properties style:font-name="MS Gothic" style:font-name-asian="MS Gothic" style:font-name-complex="MS Gothic"/>
    </style:style>
    <style:style style:name="T81" style:parent-style-name="DefaultParagraphFont" style:family="text">
      <style:text-properties style:font-name="MS Gothic" style:font-name-asian="MS Gothic" style:font-name-complex="MS Gothic"/>
    </style:style>
    <style:style style:name="T82" style:parent-style-name="DefaultParagraphFont" style:family="text">
      <style:text-properties style:font-name="MS Gothic" style:font-name-asian="MS Gothic" style:font-name-complex="MS Gothic"/>
    </style:style>
    <style:style style:name="T83" style:parent-style-name="DefaultParagraphFont" style:family="text">
      <style:text-properties style:font-name="MS Gothic" style:font-name-asian="MS Gothic" style:font-name-complex="MS Gothic"/>
    </style:style>
    <style:style style:name="T84" style:parent-style-name="DefaultParagraphFont" style:family="text">
      <style:text-properties style:font-name="MS Gothic" style:font-name-asian="MS Gothic" style:font-name-complex="MS Gothic"/>
    </style:style>
    <style:style style:name="T85" style:parent-style-name="DefaultParagraphFont" style:family="text">
      <style:text-properties style:font-name="MS Gothic" style:font-name-asian="MS Gothic" style:font-name-complex="MS Gothic"/>
    </style:style>
    <style:style style:name="T86" style:parent-style-name="DefaultParagraphFont" style:family="text">
      <style:text-properties style:font-name="MS Gothic" style:font-name-asian="MS Gothic" style:font-name-complex="MS Gothic"/>
    </style:style>
    <style:style style:name="T87" style:parent-style-name="DefaultParagraphFont" style:family="text">
      <style:text-properties style:font-name="MS Gothic" style:font-name-asian="MS Gothic" style:font-name-complex="MS Gothic"/>
    </style:style>
    <style:style style:name="T88" style:parent-style-name="DefaultParagraphFont" style:family="text">
      <style:text-properties style:font-name="MS Gothic" style:font-name-asian="MS Gothic" style:font-name-complex="MS Gothic"/>
    </style:style>
    <style:style style:name="T89" style:parent-style-name="DefaultParagraphFont" style:family="text">
      <style:text-properties style:font-name="MS Gothic" style:font-name-asian="MS Gothic" style:font-name-complex="MS Gothic"/>
    </style:style>
    <style:style style:name="T90" style:parent-style-name="DefaultParagraphFont" style:family="text">
      <style:text-properties style:font-name="MS Gothic" style:font-name-asian="MS Gothic" style:font-name-complex="MS Gothic"/>
    </style:style>
    <style:style style:name="T91" style:parent-style-name="DefaultParagraphFont" style:family="text">
      <style:text-properties style:font-name="MS Gothic" style:font-name-asian="MS Gothic" style:font-name-complex="MS Gothic"/>
    </style:style>
    <style:style style:name="T92" style:parent-style-name="DefaultParagraphFont" style:family="text">
      <style:text-properties style:font-name="MS Gothic" style:font-name-asian="MS Gothic" style:font-name-complex="MS Gothic"/>
    </style:style>
    <style:style style:name="T93" style:parent-style-name="DefaultParagraphFont" style:family="text">
      <style:text-properties style:font-name="MS Gothic" style:font-name-asian="MS Gothic" style:font-name-complex="MS Gothic"/>
    </style:style>
    <style:style style:name="T94" style:parent-style-name="DefaultParagraphFont" style:family="text">
      <style:text-properties style:font-name="MS Gothic" style:font-name-asian="MS Gothic" style:font-name-complex="MS Gothic"/>
    </style:style>
    <style:style style:name="T95" style:parent-style-name="DefaultParagraphFont" style:family="text">
      <style:text-properties style:font-name="MS Gothic" style:font-name-asian="MS Gothic" style:font-name-complex="MS Gothic"/>
    </style:style>
    <style:style style:name="T96" style:parent-style-name="DefaultParagraphFont" style:family="text">
      <style:text-properties style:font-name="MS Gothic" style:font-name-asian="MS Gothic" style:font-name-complex="MS Gothic"/>
    </style:style>
    <style:style style:name="T97" style:parent-style-name="DefaultParagraphFont" style:family="text">
      <style:text-properties style:font-name="MS Gothic" style:font-name-asian="MS Gothic" style:font-name-complex="MS Gothic"/>
    </style:style>
    <style:style style:name="T98" style:parent-style-name="DefaultParagraphFont" style:family="text">
      <style:text-properties style:font-name="MS Gothic" style:font-name-asian="MS Gothic" style:font-name-complex="MS Gothic"/>
    </style:style>
    <style:style style:name="T99" style:parent-style-name="DefaultParagraphFont" style:family="text">
      <style:text-properties style:font-name="MS Gothic" style:font-name-asian="MS Gothic" style:font-name-complex="MS Gothic"/>
    </style:style>
    <style:style style:name="T100" style:parent-style-name="DefaultParagraphFont" style:family="text">
      <style:text-properties style:font-name="MS Gothic" style:font-name-asian="MS Gothic" style:font-name-complex="MS Gothic"/>
    </style:style>
    <style:style style:name="T101" style:parent-style-name="DefaultParagraphFont" style:family="text">
      <style:text-properties style:font-name="MS Gothic" style:font-name-asian="MS Gothic" style:font-name-complex="MS Gothic"/>
    </style:style>
    <style:style style:name="T102" style:parent-style-name="DefaultParagraphFont" style:family="text">
      <style:text-properties style:font-name="MS Gothic" style:font-name-asian="MS Gothic" style:font-name-complex="MS Gothic"/>
    </style:style>
    <style:style style:name="T103" style:parent-style-name="DefaultParagraphFont" style:family="text">
      <style:text-properties style:font-name="Segoe UI Emoji" style:font-name-complex="Segoe UI Emoji"/>
    </style:style>
  </office:automatic-styles>
  <office:body>
    <office:text text:use-soft-page-breaks="true">
      <text:p text:style-name="P1">============================================================</text:p>
      <text:p text:style-name="Normal">RT-DETR Training - VinDr-SpineXR Dataset</text:p>
      <text:p text:style-name="Normal">============================================================</text:p>
      <text:p text:style-name="Normal"/>
      <text:p text:style-name="Normal">Starting training...</text:p>
      <text:p text:style-name="Normal">Press Ctrl+C to stop training</text:p>
      <text:p text:style-name="Normal"/>
      <text:p text:style-name="Normal">CUDA<text:s/>available: True</text:p>
      <text:p text:style-name="Normal">CUDA device: NVIDIA GeForce RTX 3050</text:p>
      <text:p text:style-name="Normal">CUDA version: 11.8</text:p>
      <text:p text:style-name="Normal"/>
      <text:p text:style-name="Normal">============================================================</text:p>
      <text:p text:style-name="Normal">STARTING NEW TRAINING</text:p>
      <text:p text:style-name="Normal"><text:s text:c="2"/>Model: rtdetr-l.pt</text:p>
      <text:p text:style-name="Normal"><text:s text:c="2"/>Data: runs/rtdetr/vindr_data.yaml</text:p>
      <text:p text:style-name="Normal"><text:s text:c="2"/>Target: Beat 33.15 mAP@0.5 baseline</text:p>
      <text:p text:style-name="Normal">============================================================</text:p>
      <text:p text:style-name="Normal"/>
      <text:p text:style-name="Normal"/>
      <text:p text:style-name="Normal">Starting training...</text:p>
      <text:p text:style-name="Normal">Epochs: 50, Batch: 8, Image Size: 640</text:p>
      <text:p text:style-name="Normal">Learning Rate: 0.0001, Patience: 15</text:p>
      <text:p text:style-name="Normal">Output: runs/rtdetr/vindr_exp</text:p>
      <text:p text:style-name="Normal"/>
      <text:p text:style-name="Normal">Ultralytics 8.3.249 <text:s/>Python-3.10.11 torch-2.7.1+cu118 CUDA:0 (NVIDIA GeForce RTX 3050, 8192MiB)</text:p>
      <text:p text:style-name="Normal">engine\trainer: agnostic_nms=False, amp=True, augment=False, auto_augment=randaugment, batch=8, bgr=0.0, box=7.5, cache=False, cfg=None, classes=None, close_mosaic=10, cls=0.5, compile=False, conf=None, copy_paste=0.0, copy_paste_mode=flip, cos_lr=False, cutmix=0.0, data=runs/rtdetr/vindr_data.yaml, degrees=0.0, deterministic=True, device=0, dfl=1.5, dnn=False, dropout=0.0, dynamic=False, embed=None, epochs=50, erasing=0.4, exist_ok=True, fliplr=0.5, flipud=0.0, format=torchscript, fraction=1.0, freeze=None, half=False, hsv_h=0.015, hsv_s=0.7, hsv_v=0.4, imgsz=640, int8=False, iou=0.7, keras=False, kobj=1.0, line_width=None, lr0=0.0001, lrf=0.01, mask_ratio=4, max_det=300, mixup=0.0, mode=train, model=rtdetr-l.pt, momentum=0.937, mosaic=1.0, multi_scale=False, name=vindr_exp, nbs=64, nms=False, opset=None, optimize=False, optimizer=AdamW, overlap_mask=True, patience=15, perspective=0.0, plots=True, pose=12.0, pretrained=True, profile=False, project=runs/rtdetr, rect=False, resume=False, retina_masks=False, save=True, save_conf=False, save_crop=False, save_dir=C:\Users\prosenjit19\Desktop\Spine\runs\rtdetr\vindr_exp, save_frames=False, save_json=False, save_period=5, save_txt=False, scale=0.5, seed=0, shear=0.0, show=False, show_boxes=True, show_conf=True, show_labels=True, simplify=True, single_cls=False, source=None, split=val, stream_buffer=False, task=detect, time=None, tracker=botsort.yaml, translate=0.1, val=True, verbose=True, vid_stride=1, visualize=False, warmup_bias_lr=0.1, warmup_epochs=3.0, warmup_momentum=0.8, weight_decay=0.0005, workers=8, workspace=None</text:p>
      <text:p text:style-name="Normal">Overriding model.yaml nc=80 with nc=7</text:p>
      <text:p text:style-name="Normal">WARNING no model scale passed. Assuming scale='l'.</text:p>
      <text:p text:style-name="Normal"/>
      <text:p text:style-name="Normal"><text:s text:c="19"/>from <text:s/>n <text:s text:c="3"/>params <text:s/>module <text:s text:c="38"/>arguments</text:p>
      <text:p text:style-name="Normal"><text:s text:c="2"/>0 <text:s text:c="17"/>-1 <text:s/>1 <text:s text:c="4"/>25248 <text:s/>ultralytics.nn.modules.block.HGStem <text:s text:c="9"/>[3, 32, 48]</text:p>
      <text:p text:style-name="Normal"><text:s text:c="2"/>1 <text:s text:c="17"/>-1 <text:s/>6 <text:s text:c="3"/>155072 <text:s/>ultralytics.nn.modules.block.HGBlock <text:s text:c="8"/>[48, 48, 128, 3, 6]</text:p>
      <text:p text:style-name="Normal"><text:s text:c="2"/>2 <text:s text:c="17"/>-1 <text:s/>1 <text:s text:c="5"/>1408 <text:s/>ultralytics.nn.modules.conv.DWConv <text:s text:c="10"/>[128, 128, 3, 2, 1, False]</text:p>
      <text:p text:style-name="Normal"><text:s text:c="2"/>3 <text:s text:c="17"/>-1 <text:s/>6 <text:s text:c="3"/>839296 <text:s/>ultralytics.nn.modules.block.HGBlock <text:s text:c="8"/>[128, 96, 512, 3, 6]</text:p>
      <text:p text:style-name="Normal"><text:s text:c="2"/>4 <text:s text:c="17"/>-1 <text:s/>1 <text:s text:c="5"/>5632 <text:s/>ultralytics.nn.modules.conv.DWConv <text:s text:c="10"/>[512, 512, 3, 2, 1, False]</text:p>
      <text:p text:style-name="Normal"><text:s text:c="2"/>5 <text:s text:c="17"/>-1 <text:s/>6 <text:s text:c="2"/>1695360 <text:s/>ultralytics.nn.modules.block.HGBlock <text:s text:c="8"/>[512, 192, 1024, 5, 6, True, False]</text:p>
      <text:p text:style-name="Normal"><text:s text:c="2"/>6 <text:s text:c="17"/>-1 <text:s/>6 <text:s text:c="2"/>2055808 <text:s/>ultralytics.nn.modules.block.HGBlock <text:s text:c="8"/>[1024, 192, 1024, 5, 6, True, True]</text:p>
      <text:p text:style-name="Normal"><text:s text:c="2"/>7 <text:s text:c="17"/>-1 <text:s/>6 <text:s text:c="2"/>2055808 <text:s/>ultralytics.nn.modules.block.HGBlock <text:s text:c="8"/>[1024, 192, 1024, 5, 6, True, True]</text:p>
      <text:p text:style-name="Normal"><text:s text:c="2"/>8 <text:s text:c="17"/>-1 <text:s/>1 <text:s text:c="4"/>11264 <text:s/>ultralytics.nn.modules.conv.DWConv <text:s text:c="10"/>[1024, 1024, 3, 2, 1, False]</text:p>
      <text:p text:style-name="Normal"><text:s text:c="2"/>9 <text:s text:c="17"/>-1 <text:s/>6 <text:s text:c="2"/>6708480 <text:s/>ultralytics.nn.modules.block.HGBlock <text:s text:c="8"/>[1024, 384, 2048, 5, 6, True, False]</text:p>
      <text:p text:style-name="Normal"><text:s/>10 <text:s text:c="17"/>-1 <text:s/>1 <text:s text:c="3"/>524800 <text:s/>ultralytics.nn.modules.conv.Conv <text:s text:c="12"/>[2048, 256, 1, 1, None, 1, 1, False]</text:p>
      <text:p text:style-name="Normal"><text:s/>11 <text:s text:c="17"/>-1 <text:s/>1 <text:s text:c="3"/>789760 <text:s/>ultralytics.nn.modules.transformer.AIFI <text:s text:c="5"/>[256, 1024, 8]</text:p>
      <text:p text:style-name="Normal"><text:s/>12 <text:s text:c="17"/>-1 <text:s/>1 <text:s text:c="4"/>66048 <text:s/>ultralytics.nn.modules.conv.Conv <text:s text:c="12"/>[256, 256, 1, 1]</text:p>
      <text:p text:style-name="Normal"><text:s/>13 <text:s text:c="17"/>-1 <text:s/>1 <text:s text:c="8"/>0 <text:s/>torch.nn.modules.upsampling.Upsample <text:s text:c="8"/>[None, 2, 'nearest']</text:p>
      <text:p text:style-name="Normal"><text:s/>14 <text:s text:c="18"/>7 <text:s/>1 <text:s text:c="3"/>262656 <text:s/>ultralytics.nn.modules.conv.Conv <text:s text:c="12"/>[1024, 256, 1, 1, None, 1, 1, False]</text:p>
      <text:p text:style-name="Normal"><text:s/>15 <text:s text:c="11"/>[-2, -1] <text:s/>1 <text:s text:c="8"/>0 <text:s/>ultralytics.nn.modules.conv.Concat <text:s text:c="10"/>[1]</text:p>
      <text:p text:style-name="Normal"><text:s/>16<text:s/><text:s text:c="17"/>-1 <text:s/>3 <text:s text:c="2"/>2232320 <text:s/>ultralytics.nn.modules.block.RepC3 <text:s text:c="10"/>[512, 256, 3]</text:p>
      <text:p text:style-name="Normal"><text:s/>17 <text:s text:c="17"/>-1 <text:s/>1 <text:s text:c="4"/>66048 <text:s/>ultralytics.nn.modules.conv.Conv <text:s text:c="12"/>[256, 256, 1, 1]</text:p>
      <text:p text:style-name="Normal"><text:s/>18 <text:s text:c="17"/>-1 <text:s/>1 <text:s text:c="8"/>0 <text:s/>torch.nn.modules.upsampling.Upsample <text:s text:c="8"/>[None, 2, 'nearest']</text:p>
      <text:p text:style-name="Normal"><text:s/>19 <text:s text:c="18"/>3 <text:s/>1 <text:s text:c="3"/>131584 <text:s/>ultralytics.nn.modules.conv.Conv <text:s text:c="12"/>[512, 256, 1, 1, None, 1, 1, False]</text:p>
      <text:p text:style-name="Normal"><text:s/>20 <text:s text:c="11"/>[-2, -1] <text:s/>1 <text:s text:c="8"/>0 <text:s/>ultralytics.nn.modules.conv.Concat <text:s text:c="10"/>[1]</text:p>
      <text:p text:style-name="Normal"><text:s/>21 <text:s text:c="17"/>-1 <text:s/>3 <text:s text:c="2"/>2232320 <text:s/>ultralytics.nn.modules.block.RepC3 <text:s text:c="10"/>[512, 256, 3]</text:p>
      <text:p text:style-name="Normal"><text:s/>22 <text:s text:c="17"/>-1 <text:s/>1 <text:s text:c="3"/>590336 <text:s/>ultralytics.nn.modules.conv.Conv <text:s text:c="12"/>[256, 256, 3, 2]</text:p>
      <text:p text:style-name="Normal"><text:s/>23 <text:s text:c="11"/>[-1, 17] <text:s/>1 <text:s text:c="8"/>0 <text:s/>ultralytics.nn.modules.conv.Concat <text:s text:c="10"/>[1]</text:p>
      <text:p text:style-name="Normal"><text:s/>24 <text:s text:c="17"/>-1 <text:s/>3 <text:s text:c="2"/>2232320 <text:s/>ultralytics.nn.modules.block.RepC3 <text:s text:c="10"/>[512, 256, 3]</text:p>
      <text:p text:style-name="Normal"><text:s/>25 <text:s text:c="17"/>-1 <text:s/>1 <text:s text:c="3"/>590336 <text:s/>ultralytics.nn.modules.conv.Conv <text:s text:c="12"/>[256, 256, 3, 2]</text:p>
      <text:p text:style-name="Normal"><text:s/>26 <text:s text:c="11"/>[-1, 12] <text:s/>1 <text:s text:c="8"/>0 <text:s/>ultralytics.nn.modules.conv.Concat <text:s text:c="10"/>[1]</text:p>
      <text:p text:style-name="Normal"><text:s/>27 <text:s text:c="17"/>-1 <text:s/>3 <text:s text:c="2"/>2232320 <text:s/>ultralytics.nn.modules.block.RepC3 <text:s text:c="10"/>[512, 256, 3]</text:p>
      <text:p text:style-name="Normal"><text:s/>28 <text:s text:c="7"/>[21, 24, 27] <text:s/>1 <text:s text:c="2"/>7316237 <text:s/>ultralytics.nn.modules.head.RTDETRDecoder <text:s text:c="3"/>[7, [256, 256, 256]]</text:p>
      <text:p text:style-name="Normal">rt-detr-l summary: 465 layers, 32,820,461 parameters, 32,820,461 gradients, 108.0 GFLOPs</text:p>
      <text:p text:style-name="Normal"/>
      <text:p text:style-name="Normal">Transferred 926/941 items from pretrained weights</text:p>
      <text:p text:style-name="Normal">AMP: running Automatic Mixed Precision (AMP) checks...</text:p>
      <text:p text:style-name="Normal">AMP: checks passed</text:p>
      <text:p text:style-name="Normal">train: Fast image access <text:s/>(ping: 0.00.0 ms, read: 2054.2347.5 MB/s, size: 1273.2 KB)</text:p>
      <text:p text:style-name="Normal">train: Scanning C:\Users\prosenjit19\Desktop\Spine\vindr-</text:p>
      <text:p text:style-name="Normal"><text:s/><text:s/>return Variable._execution_engine.run_backward( <text:s/># Calls into the C++ engine to run the backward pass</text:p>
      <text:p text:style-name="Normal"><text:s text:c="7"/>1/50 <text:s text:c="5"/>6.54G <text:s text:c="5"/>1.519 <text:s text:c="5"/>1.087 <text:s text:c="4"/>0.4078 <text:s text:c="8"/>16 <text:s text:c="7"/>640: 100%<text:s/><text:span text:style-name="T2">━━━━━━━━━━━━</text:span><text:s/>1049/1049 1.3it/s 13:35</text:p>
      <text:p text:style-name="Normal"><text:s text:c="17"/>Class <text:s text:c="4"/>Images <text:s/>Instances <text:s text:c="5"/>Box(P <text:s text:c="9"/>R <text:s text:c="5"/>mAP50 <text:s/>mAP50-95): 100%<text:s/><text:span text:style-name="T3">━━━━━━━━━━━━</text:span><text:s/>130/130 3.0it/s 43.3s</text:p>
      <text:p text:style-name="Normal"><text:s text:c="19"/>all <text:s text:c="6"/>2077 <text:s text:c="6"/>3638 <text:s text:c="5"/>0.294 <text:s text:c="4"/>0.0401 <text:s text:c="3"/>0.00645 <text:s text:c="3"/>0.00164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<text:s/>Variable._execution_engine.run_backward( <text:s/># Calls into the C++ engine to run the backward pass</text:p>
      <text:p text:style-name="Normal"><text:s text:c="7"/>2/50 <text:s text:c="5"/>6.91G <text:s text:c="5"/>1.121 <text:s text:c="4"/>0.7563 <text:s text:c="4"/>0.2369 <text:s text:c="8"/>15 <text:s text:c="7"/>640: 100%<text:s/><text:span text:style-name="T4">━━━━━━━━━━━━</text:span><text:s/>1049/1049 1.3it/s 12:58</text:p>
      <text:p text:style-name="Normal"><text:s text:c="17"/>Class <text:s text:c="4"/>Images <text:s/>Instances <text:s text:c="5"/>Box(P <text:s text:c="9"/>R <text:s text:c="5"/>mAP50 <text:s/>mAP50-95): 100%<text:s/><text:span text:style-name="T5">━━━━━━━━━━━━</text:span><text:s/>130/130 3.0it/s 43.2s</text:p>
      <text:p text:style-name="Normal"><text:s text:c="19"/>all <text:s text:c="6"/>2077 <text:s text:c="6"/>3638 <text:s text:c="5"/>0.436 <text:s text:c="5"/>0.055 <text:s text:c="3"/>0.00729 <text:s text:c="3"/>0.00218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7"/>3/50 <text:s text:c="5"/>6.89G <text:s text:c="4"/>0.9564 <text:s text:c="4"/>0.8504 <text:s text:c="4"/>0.1931 <text:s text:c="8"/>22 <text:s text:c="7"/>640: 100%<text:s/><text:span text:style-name="T6">━━━━━━━━━━━━</text:span><text:s/>1049/1049 1.4it/s 12:48</text:p>
      <text:p text:style-name="Normal"><text:s text:c="17"/>Class <text:s text:c="4"/>Images <text:s/>Instances <text:s text:c="5"/>Box(P <text:s text:c="9"/>R <text:s text:c="5"/>mAP50 <text:s/>mAP50-95): 100%<text:s/><text:span text:style-name="T7">━━━━━━━━━━━━</text:span><text:s/>130/130 3.0it/s 43.1s</text:p>
      <text:p text:style-name="Normal"><text:s text:c="19"/>all <text:s text:c="6"/>2077 <text:s text:c="6"/>3638 <text:s text:c="5"/>0.305 <text:s text:c="5"/>0.112 <text:s text:c="4"/>0.0181 <text:s text:c="3"/>0.00717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7"/>4/50 <text:s text:c="5"/>6.89G <text:s text:c="4"/>0.8909 <text:s text:c="4"/>0.9107 <text:s text:c="4"/>0.1775 <text:s text:c="8"/>18 <text:s text:c="7"/>640: 100%<text:s/><text:span text:style-name="T8">━━━━━━━━━━━━</text:span><text:s/>1049/1049 1.4it/s 12:43</text:p>
      <text:p text:style-name="Normal"><text:s text:c="17"/>Class <text:s text:c="4"/>Images <text:s/>Instances <text:s text:c="5"/>Box(P <text:s text:c="9"/>R <text:s text:c="5"/>mAP50 <text:s/>mAP50-95): 100%<text:s/><text:span text:style-name="T9">━━━━━━━━━━━━</text:span><text:s/>130/130 3.0it/s 43.1s</text:p>
      <text:p text:style-name="Normal"><text:s text:c="19"/>all <text:s text:c="6"/>2077 <text:s text:c="6"/>3638 <text:s text:c="5"/>0.592 <text:s text:c="5"/>0.141 <text:s text:c="4"/>0.0259 <text:s text:c="3"/>0.00981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7"/>5/50 <text:s text:c="5"/>6.99G <text:s text:c="5"/>0.849 <text:s text:c="4"/>0.9173 <text:s text:c="4"/>0.1604 <text:s text:c="9"/>2 <text:s text:c="7"/>640: 100%<text:s/><text:span text:style-name="T10">━━━━━━━━━━━━</text:span><text:s/>1049/1049 1.4it/s 12:42</text:p>
      <text:p text:style-name="Normal"><text:s text:c="17"/>Class <text:s text:c="4"/>Images <text:s/>Instances <text:s text:c="5"/>Box(P <text:s text:c="9"/>R <text:s text:c="5"/>mAP50 <text:s/>mAP50-95): 100%<text:s/><text:span text:style-name="T11">━━━━━━━━━━━━</text:span><text:s/>130/130 3.0it/s 43.1s</text:p>
      <text:p text:style-name="Normal"><text:s text:c="19"/>all <text:s text:c="6"/>2077 <text:s text:c="6"/>3638 <text:s text:c="5"/>0.754 <text:s text:c="4"/>0.0878 <text:s text:c="4"/>0.0414 <text:s text:c="4"/>0.0173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7"/>6/50 <text:s text:c="5"/>7.01G <text:s text:c="4"/>0.8323 <text:s text:c="4"/>0.8993 <text:s text:c="4"/>0.1554 <text:s text:c="8"/>19 <text:s text:c="7"/>640: 100%<text:s/><text:span text:style-name="T12">━━━━━━━━━━━━</text:span><text:s/>1049/1049 1.4it/s 12:40</text:p>
      <text:p text:style-name="Normal"><text:s text:c="17"/>Class <text:s text:c="4"/>Images <text:s/>Instances <text:s text:c="5"/>Box(P <text:s text:c="9"/>R <text:s text:c="5"/>mAP50 <text:s/>mAP50-95): 100%<text:s/><text:span text:style-name="T13">━━━━━━━━━━━━</text:span><text:s/>130/130 3.0it/s 43.1s</text:p>
      <text:p text:style-name="Normal"><text:s text:c="19"/>all <text:s text:c="6"/>2077 <text:s text:c="6"/>3638 <text:s text:c="5"/>0.763 <text:s text:c="5"/>0.088 <text:s text:c="4"/>0.0574 <text:s text:c="4"/>0.0284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7"/>7/50 <text:s text:c="5"/>6.91G <text:s text:c="5"/>0.817 <text:s text:c="4"/>0.8988 <text:s text:c="4"/>0.1498 <text:s text:c="8"/>17 <text:s text:c="7"/>640: 100%<text:s/><text:span text:style-name="T14">━━━━━━━━━━━━</text:span><text:s/>1049/1049 1.4it/s 12:40</text:p>
      <text:p text:style-name="Normal"><text:s text:c="17"/>Class <text:s text:c="4"/>Images <text:s/>Instances <text:s text:c="5"/>Box(P <text:s text:c="9"/>R <text:s text:c="5"/>mAP50 <text:s/>mAP50-95): 100%<text:s/><text:span text:style-name="T15">━━━━━━━━━━━━</text:span><text:s/>130/130 3.0it/s 43.2s</text:p>
      <text:p text:style-name="Normal"><text:s text:c="19"/>all <text:s text:c="6"/>2077 <text:s text:c="6"/>3638 <text:s text:c="5"/>0.764 <text:s text:c="5"/>0.107 <text:s text:c="4"/>0.0606 <text:s text:c="4"/>0.0272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<text:s/>Variable._execution_engine.run_backward( <text:s/># Calls into the C++ engine to run the backward pass</text:p>
      <text:p text:style-name="Normal"><text:s text:c="7"/>8/50 <text:s text:c="8"/>7G <text:s text:c="4"/>0.8067 <text:s text:c="4"/>0.8996 <text:s text:c="4"/>0.1438 <text:s text:c="9"/>8 <text:s text:c="7"/>640: 100%<text:s/><text:span text:style-name="T16">━━━━━━━━━━━━</text:span><text:s/>1049/1049 1.4it/s 12:41</text:p>
      <text:p text:style-name="Normal"><text:s text:c="17"/>Class <text:s text:c="4"/>Images <text:s/>Instances <text:s text:c="5"/>Box(P <text:s text:c="9"/>R <text:s text:c="5"/>mAP50 <text:s/>mAP50-95): 100%<text:s/><text:span text:style-name="T17">━━━━━━━━━━━━</text:span><text:s/>130/130 3.0it/s 43.2s</text:p>
      <text:p text:style-name="Normal"><text:s text:c="19"/>all <text:s text:c="6"/>2077 <text:s text:c="6"/>3638 <text:s text:c="5"/>0.493 <text:s text:c="5"/>0.107 <text:s text:c="4"/>0.0651 <text:s text:c="4"/>0.0273</text:p>
      <text:p text:style-name="Normal"/>
      <text:p text:style-name="Normal"><text:s text:c="6"/>Epoch <text:s text:c="3"/>GPU_mem <text:s/>giou_loss <text:s text:c="2"/>cls_loss <text:s text:c="3"/>l1_loss <text:s/>Instances<text:s/>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7"/>9/50 <text:s text:c="5"/>6.92G <text:s text:c="4"/>0.7968 <text:s text:c="4"/>0.8732 <text:s text:c="4"/>0.1416 <text:s text:c="8"/>36 <text:s text:c="7"/>640: 100%<text:s/><text:span text:style-name="T18">━━━━━━━━━━━━</text:span><text:s/>1049/1049 1.4it/s 12:41</text:p>
      <text:p text:style-name="Normal"><text:s text:c="17"/>Class <text:s text:c="4"/>Images <text:s/>Instances <text:s text:c="5"/>Box(P <text:s text:c="9"/>R <text:s text:c="5"/>mAP50 <text:s/>mAP50-95): 100%<text:s/><text:span text:style-name="T19">━━━━━━━━━━━━</text:span><text:s/>130/130 3.0it/s 43.1s</text:p>
      <text:p text:style-name="Normal"><text:s text:c="19"/>all <text:s text:c="6"/>2077 <text:s text:c="6"/>3638 <text:s text:c="5"/>0.222 <text:s text:c="5"/>0.152 <text:s text:c="4"/>0.0567 <text:s text:c="4"/>0.0259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6"/>10/50 <text:s text:c="5"/>7.01G <text:s text:c="4"/>0.7795 <text:s text:c="4"/>0.8932 <text:s text:c="5"/>0.133 <text:s text:c="8"/>17 <text:s text:c="7"/>640: 100%<text:s/><text:span text:style-name="T20">━━━━━━━━━━━━</text:span><text:s/>1049/1049 1.4it/s 12:40</text:p>
      <text:p text:style-name="Normal"><text:s text:c="17"/>Class <text:s text:c="4"/>Images <text:s/>Instances <text:s text:c="5"/>Box(P <text:s text:c="9"/>R <text:s text:c="5"/>mAP50 <text:s/>mAP50-95): 100%<text:s/><text:span text:style-name="T21">━━━━━━━━━━━━</text:span><text:s/>130/130 3.0it/s 43.1s</text:p>
      <text:p text:style-name="Normal"><text:s text:c="19"/>all <text:s text:c="6"/>2077 <text:s text:c="6"/>3638 <text:s text:c="5"/>0.476 <text:s text:c="5"/>0.167 <text:s text:c="4"/>0.0621 <text:s text:c="4"/>0.0279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6"/>11/50 <text:s text:c="5"/>6.91G <text:s text:c="4"/>0.7729 <text:s text:c="4"/>0.8758 <text:s text:c="4"/>0.1319 <text:s text:c="9"/>4 <text:s text:c="7"/>640: 100%<text:s/><text:span text:style-name="T22">━━━━━━━━━━━━</text:span><text:s/>1049/1049 1.4it/s 12:43</text:p>
      <text:p text:style-name="Normal"><text:s text:c="17"/>Class <text:s text:c="4"/>Images <text:s/>Instances <text:s text:c="5"/>Box(P <text:s text:c="9"/>R <text:s text:c="5"/>mAP50 <text:s/>mAP50-95): 100%<text:s/><text:span text:style-name="T23">━━━━━━━━━━━━</text:span><text:s/>130/130 3.0it/s 43.1s</text:p>
      <text:p text:style-name="Normal"><text:s text:c="19"/>all <text:s text:c="6"/>2077 <text:s text:c="6"/>3638 <text:s text:c="5"/>0.243 <text:s text:c="5"/>0.212 <text:s text:c="4"/>0.0675 <text:s text:c="4"/>0.0307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6"/>12/50 <text:s text:c="6"/>6.9G <text:s text:c="4"/>0.7671 <text:s text:c="4"/>0.8786 <text:s text:c="4"/>0.1316 <text:s text:c="9"/>2 <text:s text:c="7"/>640: 100%<text:s/><text:span text:style-name="T24">━━━━━━━━━━━━</text:span><text:s/>1049/1049 1.4it/s 12:41</text:p>
      <text:p text:style-name="Normal"><text:s text:c="17"/>Class <text:s text:c="4"/>Images <text:s/>Instances <text:s text:c="5"/>Box(P <text:s text:c="9"/>R <text:s text:c="5"/>mAP50 <text:s/>mAP50-95): 100%<text:s/><text:span text:style-name="T25">━━━━━━━━━━━━</text:span><text:s/>130/130 3.0it/s 43.1s</text:p>
      <text:p text:style-name="Normal"><text:s text:c="19"/>all <text:s text:c="6"/>2077 <text:s text:c="6"/>3638 <text:s text:c="5"/>0.223 <text:s text:c="5"/>0.261 <text:s text:c="4"/>0.0745 <text:s text:c="4"/>0.0356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6"/>13/50 <text:s text:c="5"/>6.98G <text:s text:c="4"/>0.7634 <text:s text:c="4"/>0.8607 <text:s text:c="4"/>0.1278 <text:s text:c="8"/>11 <text:s text:c="7"/>640: 100%<text:s/><text:span text:style-name="T26">━━━━━━━━━━━━</text:span><text:s/>1049/1049 1.4it/s 12:41</text:p>
      <text:p text:style-name="Normal"><text:s text:c="17"/>Class <text:s text:c="4"/>Images <text:s/>Instances <text:s text:c="5"/>Box(P <text:s text:c="9"/>R <text:s text:c="5"/>mAP50 <text:s/>mAP50-95): 100%<text:s/><text:span text:style-name="T27">━━━━━━━━━━━━</text:span><text:s/>130/130 3.0it/s 43.0s</text:p>
      <text:p text:style-name="Normal"><text:s text:c="19"/>all <text:s text:c="6"/>2077 <text:s text:c="6"/>3638 <text:s text:c="5"/>0.268 <text:s text:c="5"/>0.239 <text:s text:c="4"/>0.0924 <text:s text:c="4"/>0.0441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6"/>14/50 <text:s text:c="6"/>6.9G <text:s text:c="4"/>0.7597 <text:s text:c="4"/>0.8564 <text:s text:c="4"/>0.1277 <text:s text:c="8"/>28 <text:s text:c="7"/>640: 100%<text:s/><text:span text:style-name="T28">━━━━━━━━━━━━</text:span><text:s/>1049/1049 1.4it/s 12:44</text:p>
      <text:p text:style-name="Normal"><text:s text:c="17"/>Class <text:s text:c="4"/>Images <text:s/>Instances <text:s text:c="5"/>Box(P <text:s text:c="9"/>R <text:s text:c="5"/>mAP50 <text:s/>mAP50-95): 100%<text:s/><text:span text:style-name="T29">━━━━━━━━━━━━</text:span><text:s/>130/130 3.0it/s 43.1s</text:p>
      <text:p text:style-name="Normal"><text:s text:c="19"/>all <text:s text:c="6"/>2077 <text:s text:c="6"/>3638 <text:s text:c="6"/>0.38 <text:s text:c="5"/>0.246 <text:s text:c="4"/>0.0934 <text:s text:c="4"/>0.0478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6"/>15/50 <text:s text:c="5"/>7.01G <text:s text:c="4"/>0.7548 <text:s text:c="4"/>0.8597 <text:s text:c="4"/>0.1256 <text:s text:c="8"/>34 <text:s text:c="7"/>640: 100%<text:s/><text:span text:style-name="T30">━━━━━━━━━━━━</text:span><text:s/>1049/1049 1.3it/s 12:59</text:p>
      <text:p text:style-name="Normal"><text:s text:c="17"/>Class <text:s text:c="4"/>Images <text:s/>Instances <text:s text:c="5"/>Box(P <text:s text:c="9"/>R <text:s text:c="5"/>mAP50 <text:s/>mAP50-95): 100%<text:s/><text:span text:style-name="T31">━━━━━━━━━━━━</text:span><text:s/>130/130 2.8it/s 47.3s</text:p>
      <text:p text:style-name="Normal"><text:s text:c="19"/>all <text:s text:c="6"/>2077 <text:s text:c="6"/>3638 <text:s text:c="5"/>0.108 <text:s text:c="5"/>0.305 <text:s text:c="4"/>0.0879 <text:s text:c="4"/>0.0441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6"/>16/50 <text:s text:c="5"/>7.01G <text:s text:c="4"/>0.7519 <text:s text:c="4"/>0.8542 <text:s text:c="4"/>0.1245 <text:s text:c="8"/>13 <text:s text:c="7"/>640: 100%<text:s/><text:span text:style-name="T32">━━━━━━━━━━━━</text:span><text:s/>1049/1049 1.3it/s 13:00</text:p>
      <text:p text:style-name="Normal"><text:s text:c="17"/>Class <text:s text:c="4"/>Images <text:s/>Instances <text:s text:c="5"/>Box(P <text:s text:c="9"/>R <text:s text:c="5"/>mAP50 <text:s/>mAP50-95): 100%<text:s/><text:span text:style-name="T33">━━━━━━━━━━━━</text:span><text:s/>130/130 3.0it/s 43.8s</text:p>
      <text:p text:style-name="Normal"><text:s text:c="19"/>all <text:s text:c="6"/>2077 <text:s text:c="6"/>3638 <text:s text:c="5"/>0.247 <text:s text:c="5"/>0.248 <text:s text:c="5"/>0.103 <text:s text:c="4"/>0.0514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6"/>17/50 <text:s text:c="5"/>6.91G <text:s text:c="4"/>0.7571 <text:s text:c="4"/>0.8249 <text:s text:c="4"/>0.1236 <text:s text:c="9"/>7 <text:s text:c="7"/>640: 100%<text:s/><text:span text:style-name="T34">━━━━━━━━━━━━</text:span><text:s/>1049/1049 1.4it/s 12:46</text:p>
      <text:p text:style-name="Normal"><text:s text:c="17"/>Class <text:s text:c="4"/>Images <text:s/>Instances <text:s text:c="5"/>Box(P <text:s text:c="9"/>R <text:s text:c="5"/>mAP50 <text:s/>mAP50-95): 100%<text:s/><text:span text:style-name="T35">━━━━━━━━━━━━</text:span><text:s/>130/130 3.0it/s 43.0s</text:p>
      <text:p text:style-name="Normal"><text:s text:c="19"/>all <text:s text:c="6"/>2077 <text:s text:c="6"/>3638 <text:s text:c="5"/>0.242 <text:s text:c="7"/>0.3 <text:s text:c="4"/>0.0997 <text:s text:c="4"/>0.0485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6"/>18/50 <text:s text:c="5"/>6.91G <text:s text:c="4"/>0.7567 <text:s text:c="4"/>0.8244 <text:s text:c="4"/>0.1251 <text:s text:c="9"/>9 <text:s text:c="7"/>640: 100%<text:s/><text:span text:style-name="T36">━━━━━━━━━━━━</text:span><text:s/>1049/1049 1.4it/s 12:43</text:p>
      <text:p text:style-name="Normal"><text:s text:c="17"/>Class <text:s text:c="4"/>Images <text:s/>Instances <text:s text:c="5"/>Box(P <text:s text:c="9"/>R <text:s text:c="5"/>mAP50 <text:s/>mAP50-95): 100%<text:s/><text:span text:style-name="T37">━━━━━━━━━━━━</text:span><text:s/>130/130 3.0it/s 43.0s</text:p>
      <text:p text:style-name="Normal"><text:s text:c="19"/>all <text:s text:c="6"/>2077 <text:s text:c="6"/>3638 <text:s text:c="5"/>0.281 <text:s text:c="5"/>0.257 <text:s text:c="5"/>0.113 <text:s text:c="4"/>0.0549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6"/>19/50 <text:s text:c="5"/>6.91G <text:s text:c="4"/>0.7615 <text:s text:c="4"/>0.8074 <text:s text:c="5"/>0.126 <text:s text:c="9"/>4 <text:s text:c="7"/>640: 100%<text:s/><text:span text:style-name="T38">━━━━━━━━━━━━</text:span><text:s/>1049/1049 1.4it/s 12:41</text:p>
      <text:p text:style-name="Normal"><text:s text:c="17"/>Class <text:s text:c="4"/>Images <text:s/>Instances <text:s text:c="5"/>Box(P <text:s text:c="9"/>R <text:s text:c="5"/>mAP50 <text:s/>mAP50-95): 100%<text:s/><text:span text:style-name="T39">━━━━━━━━━━━━</text:span><text:s/>130/130 3.0it/s 43.3s</text:p>
      <text:p text:style-name="Normal"><text:s text:c="19"/>all <text:s text:c="6"/>2077 <text:s text:c="6"/>3638 <text:s text:c="6"/>0.27 <text:s text:c="5"/>0.262 <text:s text:c="5"/>0.111 <text:s text:c="4"/>0.0517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6"/>20/50 <text:s text:c="5"/>6.89G <text:s text:c="4"/>0.7612 <text:s text:c="4"/>0.8028 <text:s text:c="4"/>0.1299 <text:s text:c="8"/>11 <text:s text:c="7"/>640: 100%<text:s/><text:span text:style-name="T40">━━━━━━━━━━━━</text:span><text:s/>1049/1049 1.4it/s 12:40</text:p>
      <text:p text:style-name="Normal"><text:s text:c="17"/>Class <text:s text:c="4"/>Images <text:s/>Instances <text:s text:c="5"/>Box(P <text:s text:c="9"/>R <text:s text:c="5"/>mAP50 <text:s/>mAP50-95): 100%<text:s/><text:span text:style-name="T41">━━━━━━━━━━━━</text:span><text:s/>130/130 3.0it/s 43.1s</text:p>
      <text:p text:style-name="Normal"><text:s text:c="19"/>all <text:s text:c="6"/>2077 <text:s text:c="6"/>3638 <text:s text:c="6"/>0.12 <text:s text:c="5"/>0.283 <text:s text:c="5"/>0.114 <text:s text:c="4"/>0.0567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<text:s/>Variable._execution_engine.run_backward( <text:s/># Calls into the C++ engine to run the backward pass</text:p>
      <text:p text:style-name="Normal"><text:s text:c="6"/>21/50 <text:s text:c="5"/>6.88G <text:s text:c="4"/>0.7629 <text:s text:c="4"/>0.7921 <text:s text:c="5"/>0.126 <text:s text:c="8"/>14 <text:s text:c="7"/>640: 100%<text:s/><text:span text:style-name="T42">━━━━━━━━━━━━</text:span><text:s/>1049/1049 1.4it/s 12:41</text:p>
      <text:p text:style-name="Normal"><text:s text:c="17"/>Class <text:s text:c="4"/>Images <text:s/>Instances <text:s text:c="5"/>Box(P <text:s text:c="9"/>R <text:s text:c="5"/>mAP50 <text:s/>mAP50-95): 100%<text:s/><text:span text:style-name="T43">━━━━━━━━━━━━</text:span><text:s/>130/130 3.0it/s 43.1s</text:p>
      <text:p text:style-name="Normal"><text:s text:c="19"/>all <text:s text:c="6"/>2077 <text:s text:c="6"/>3638 <text:s text:c="5"/>0.136 <text:s text:c="5"/>0.274 <text:s text:c="5"/>0.134 <text:s text:c="4"/>0.0671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6"/>22/50 <text:s text:c="5"/>7.01G <text:s text:c="4"/>0.7571 <text:s text:c="4"/>0.7851 <text:s text:c="4"/>0.1219 <text:s text:c="8"/>16 <text:s text:c="7"/>640: 100%<text:s/><text:span text:style-name="T44">━━━━━━━━━━━━</text:span><text:s/>1049/1049 1.4it/s 12:41</text:p>
      <text:p text:style-name="Normal"><text:s text:c="17"/>Class <text:s text:c="4"/>Images <text:s/>Instances <text:s text:c="5"/>Box(P <text:s text:c="9"/>R <text:s text:c="5"/>mAP50 <text:s/>mAP50-95): 100%<text:s/><text:span text:style-name="T45">━━━━━━━━━━━━</text:span><text:s/>130/130 3.0it/s 43.0s</text:p>
      <text:p text:style-name="Normal"><text:s text:c="19"/>all <text:s text:c="6"/>2077 <text:s text:c="6"/>3638 <text:s text:c="5"/>0.336 <text:s text:c="6"/>0.23 <text:s text:c="5"/>0.145 <text:s text:c="4"/>0.0749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6"/>23/50 <text:s text:c="8"/>7G <text:s text:c="4"/>0.7622 <text:s text:c="4"/>0.7822 <text:s text:c="5"/>0.126 <text:s text:c="9"/>6 <text:s text:c="7"/>640: 100%<text:s/><text:span text:style-name="T46">━━━━━━━━━━━━</text:span><text:s/>1049/1049 1.4it/s 12:46</text:p>
      <text:p text:style-name="Normal"><text:s text:c="17"/>Class <text:s text:c="4"/>Images <text:s/>Instances <text:s text:c="5"/>Box(P <text:s text:c="9"/>R <text:s text:c="5"/>mAP50 <text:s/>mAP50-95): 100%<text:s/><text:span text:style-name="T47">━━━━━━━━━━━━</text:span><text:s/>130/130 3.0it/s 44.0s</text:p>
      <text:p text:style-name="Normal"><text:s text:c="19"/>all <text:s text:c="6"/>2077 <text:s text:c="6"/>3638 <text:s text:c="5"/>0.292 <text:s text:c="5"/>0.261 <text:s text:c="5"/>0.135 <text:s text:c="4"/>0.0721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6"/>24/50 <text:s text:c="5"/>7.01G <text:s text:c="4"/>0.7599 <text:s text:c="4"/>0.7619 <text:s text:c="5"/>0.125 <text:s text:c="8"/>19 <text:s text:c="7"/>640: 100%<text:s/><text:span text:style-name="T48">━━━━━━━━━━━━</text:span><text:s/>1049/1049 1.4it/s 12:44</text:p>
      <text:p text:style-name="Normal"><text:s text:c="17"/>Class <text:s text:c="4"/>Images <text:s/>Instances <text:s text:c="5"/>Box(P <text:s text:c="9"/>R <text:s text:c="5"/>mAP50 <text:s/>mAP50-95): 100%<text:s/><text:span text:style-name="T49">━━━━━━━━━━━━</text:span><text:s/>130/130 3.0it/s 43.1s</text:p>
      <text:p text:style-name="Normal"><text:s text:c="19"/>all <text:s text:c="6"/>2077 <text:s text:c="6"/>3638 <text:s text:c="5"/>0.187 <text:s text:c="5"/>0.288 <text:s text:c="5"/>0.171 <text:s text:c="4"/>0.0896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6"/>25/50 <text:s text:c="5"/>6.89G <text:s text:c="4"/>0.7673 <text:s text:c="4"/>0.7382 <text:s text:c="4"/>0.1276 <text:s text:c="8"/>17 <text:s text:c="7"/>640: 100%<text:s/><text:span text:style-name="T50">━━━━━━━━━━━━</text:span><text:s/>1049/1049 1.4it/s 12:41</text:p>
      <text:p text:style-name="Normal"><text:s text:c="17"/>Class <text:s text:c="4"/>Images <text:s/>Instances <text:s text:c="5"/>Box(P<text:s/><text:s text:c="9"/>R <text:s text:c="5"/>mAP50 <text:s/>mAP50-95): 100%<text:s/><text:span text:style-name="T51">━━━━━━━━━━━━</text:span><text:s/>130/130 3.0it/s 43.0s</text:p>
      <text:p text:style-name="Normal"><text:s text:c="19"/>all <text:s text:c="6"/>2077 <text:s text:c="6"/>3638 <text:s text:c="5"/>0.219 <text:s text:c="5"/>0.295 <text:s text:c="5"/>0.185 <text:s text:c="4"/>0.0899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6"/>26/50 <text:s text:c="5"/>6.98G <text:s text:c="5"/>0.773 <text:s text:c="4"/>0.7326 <text:s text:c="4"/>0.1288 <text:s text:c="8"/>19 <text:s text:c="7"/>640: 100%<text:s/><text:span text:style-name="T52">━━━━━━━━━━━━</text:span><text:s/>1049/1049 1.4it/s 12:43</text:p>
      <text:p text:style-name="Normal"><text:s text:c="17"/>Class <text:s text:c="4"/>Images <text:s/>Instances <text:s text:c="5"/>Box(P <text:s text:c="9"/>R <text:s text:c="5"/>mAP50 <text:s/>mAP50-95): 100%<text:s/><text:span text:style-name="T53">━━━━━━━━━━━━</text:span><text:s/>130/130 3.0it/s 43.1s</text:p>
      <text:p text:style-name="Normal"><text:s text:c="19"/>all <text:s text:c="6"/>2077 <text:s text:c="6"/>3638 <text:s text:c="5"/>0.212 <text:s text:c="5"/>0.289 <text:s text:c="5"/>0.182 <text:s text:c="4"/>0.0925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6"/>27/50 <text:s text:c="6"/>6.9G <text:s text:c="5"/>0.765 <text:s text:c="4"/>0.7262 <text:s text:c="4"/>0.1261 <text:s text:c="9"/>8 <text:s text:c="7"/>640: 100%<text:s/><text:span text:style-name="T54">━━━━━━━━━━━━</text:span><text:s/>1049/1049 1.4it/s 12:40</text:p>
      <text:p text:style-name="Normal"><text:s text:c="17"/>Class <text:s text:c="4"/>Images <text:s/>Instances <text:s text:c="5"/>Box(P <text:s text:c="9"/>R <text:s text:c="5"/>mAP50 <text:s/>mAP50-95): 100%<text:s/><text:span text:style-name="T55">━━━━━━━━━━━━</text:span><text:s/>130/130 3.0it/s 43.2s</text:p>
      <text:p text:style-name="Normal"><text:s text:c="19"/>all <text:s text:c="6"/>2077 <text:s text:c="6"/>3638 <text:s text:c="5"/>0.236 <text:s text:c="5"/>0.263 <text:s text:c="5"/>0.182 <text:s text:c="4"/>0.0941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6"/>28/50 <text:s text:c="5"/>6.88G <text:s text:c="4"/>0.7685 <text:s text:c="4"/>0.7191 <text:s text:c="4"/>0.1301 <text:s text:c="8"/>20 <text:s text:c="7"/>640: 100%<text:s/><text:span text:style-name="T56">━━━━━━━━━━━━</text:span><text:s/>1049/1049 1.4it/s 12:41</text:p>
      <text:p text:style-name="Normal"><text:s text:c="17"/>Class <text:s text:c="4"/>Images <text:s/>Instances <text:s text:c="5"/>Box(P <text:s text:c="9"/>R <text:s text:c="5"/>mAP50 <text:s/>mAP50-95): 100%<text:s/><text:span text:style-name="T57">━━━━━━━━━━━━</text:span><text:s/>130/130 3.0it/s 42.9s</text:p>
      <text:p text:style-name="Normal"><text:s text:c="19"/>all <text:s text:c="6"/>2077 <text:s text:c="6"/>3638 <text:s text:c="6"/>0.39 <text:s text:c="5"/>0.264 <text:s text:c="5"/>0.191 <text:s text:c="4"/>0.0973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6"/>29/50 <text:s text:c="5"/>6.99G <text:s text:c="4"/>0.7618 <text:s text:c="4"/>0.7109 <text:s text:c="4"/>0.1235 <text:s text:c="8"/>12 <text:s text:c="7"/>640: 100%<text:s/><text:span text:style-name="T58">━━━━━━━━━━━━</text:span><text:s/>1049/1049 1.4it/s 12:42</text:p>
      <text:p text:style-name="Normal"><text:s text:c="17"/>Class <text:s text:c="4"/>Images <text:s/>Instances <text:s text:c="5"/>Box(P<text:s/><text:s text:c="9"/>R <text:s text:c="5"/>mAP50 <text:s/>mAP50-95): 100%<text:s/><text:span text:style-name="T59">━━━━━━━━━━━━</text:span><text:s/>130/130 3.0it/s 43.1s</text:p>
      <text:p text:style-name="Normal"><text:s text:c="19"/>all <text:s text:c="6"/>2077 <text:s text:c="6"/>3638 <text:s text:c="6"/>0.23 <text:s text:c="6"/>0.33 <text:s text:c="5"/>0.204 <text:s text:c="5"/>0.103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6"/>30/50 <text:s text:c="5"/>6.99G <text:s text:c="4"/>0.7549 <text:s text:c="4"/>0.7119 <text:s text:c="4"/>0.1246 <text:s text:c="9"/>7 <text:s text:c="7"/>640: 100%<text:s/><text:span text:style-name="T60">━━━━━━━━━━━━</text:span><text:s/>1049/1049 1.4it/s 12:43</text:p>
      <text:p text:style-name="Normal"><text:s text:c="17"/>Class <text:s text:c="4"/>Images <text:s/>Instances <text:s text:c="5"/>Box(P <text:s text:c="9"/>R <text:s text:c="5"/>mAP50 <text:s/>mAP50-95): 100%<text:s/><text:span text:style-name="T61">━━━━━━━━━━━━</text:span><text:s/>130/130 3.0it/s 43.0s</text:p>
      <text:p text:style-name="Normal"><text:s text:c="19"/>all <text:s text:c="6"/>2077 <text:s text:c="6"/>3638 <text:s text:c="5"/>0.228 <text:s text:c="5"/>0.347 <text:s text:c="5"/>0.193 <text:s text:c="4"/>0.0984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6"/>31/50 <text:s text:c="8"/>7G <text:s text:c="4"/>0.7621 <text:s text:c="4"/>0.6945 <text:s text:c="4"/>0.1232 <text:s text:c="8"/>10 <text:s text:c="7"/>640: 100%<text:s/><text:span text:style-name="T62">━━━━━━━━━━━━</text:span><text:s/>1049/1049 1.4it/s 12:43</text:p>
      <text:p text:style-name="Normal"><text:s text:c="17"/>Class <text:s text:c="4"/>Images <text:s/>Instances <text:s text:c="5"/>Box(P <text:s text:c="9"/>R <text:s text:c="5"/>mAP50 <text:s/>mAP50-95): 100%<text:s/><text:span text:style-name="T63">━━━━━━━━━━━━</text:span><text:s/>130/130 3.0it/s 43.2s</text:p>
      <text:p text:style-name="Normal"><text:s text:c="19"/>all <text:s text:c="6"/>2077 <text:s text:c="6"/>3638 <text:s text:c="5"/>0.389 <text:s text:c="5"/>0.314 <text:s text:c="5"/>0.203 <text:s text:c="5"/>0.102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6"/>32/50 <text:s text:c="8"/>7G <text:s text:c="5"/>0.763 <text:s text:c="4"/>0.6877 <text:s text:c="4"/>0.1261 <text:s text:c="9"/>6 <text:s text:c="7"/>640: 100%<text:s/><text:span text:style-name="T64">━━━━━━━━━━━━</text:span><text:s/>1049/1049 1.4it/s 12:41</text:p>
      <text:p text:style-name="Normal"><text:s text:c="17"/>Class <text:s text:c="4"/>Images <text:s/>Instances <text:s text:c="5"/>Box(P <text:s text:c="9"/>R <text:s text:c="5"/>mAP50 <text:s/>mAP50-95): 100%<text:s/><text:span text:style-name="T65">━━━━━━━━━━━━</text:span><text:s/>130/130 3.0it/s 43.2s</text:p>
      <text:p text:style-name="Normal"><text:s text:c="19"/>all <text:s text:c="6"/>2077 <text:s text:c="6"/>3638 <text:s text:c="5"/>0.251 <text:s text:c="5"/>0.341 <text:s text:c="5"/>0.214 <text:s text:c="5"/>0.104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6"/>33/50 <text:s text:c="5"/>6.98G <text:s text:c="4"/>0.7543 <text:s text:c="6"/>0.69 <text:s text:c="4"/>0.1209 <text:s text:c="8"/>11 <text:s text:c="7"/>640: 100%<text:s/><text:span text:style-name="T66">━━━━━━━━━━━━</text:span><text:s/>1049/1049 1.4it/s 12:41</text:p>
      <text:p text:style-name="Normal"><text:s text:c="17"/>Class <text:s text:c="4"/>Images <text:s/>Instances <text:s text:c="5"/>Box(P <text:s text:c="9"/>R <text:s text:c="5"/>mAP50 <text:s/>mAP50-95): 100%<text:s/><text:span text:style-name="T67">━━━━━━━━━━━━</text:span><text:s/>130/130 3.0it/s 43.2s</text:p>
      <text:p text:style-name="Normal"><text:s text:c="19"/>all <text:s text:c="6"/>2077 <text:s text:c="6"/>3638 <text:s text:c="5"/>0.259 <text:s text:c="5"/>0.318 <text:s text:c="5"/>0.224 <text:s text:c="5"/>0.106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6"/>34/50 <text:s text:c="5"/>7.01G <text:s text:c="4"/>0.7553 <text:s text:c="4"/>0.6745 <text:s text:c="4"/>0.1194 <text:s text:c="8"/>13 <text:s text:c="7"/>640: 100%<text:s/><text:span text:style-name="T68">━━━━━━━━━━━━</text:span><text:s/>1049/1049 1.4it/s 12:41</text:p>
      <text:p text:style-name="Normal"><text:s text:c="17"/>Class <text:s text:c="4"/>Images <text:s/>Instances <text:s text:c="5"/>Box(P <text:s text:c="9"/>R <text:s text:c="5"/>mAP50 <text:s/>mAP50-95): 100%<text:s/><text:span text:style-name="T69">━━━━━━━━━━━━</text:span><text:s/>130/130 3.0it/s 43.2s</text:p>
      <text:p text:style-name="Normal"><text:s text:c="19"/>all <text:s text:c="6"/>2077 <text:s text:c="6"/>3638 <text:s text:c="5"/>0.252 <text:s text:c="5"/>0.345 <text:s text:c="5"/>0.231 <text:s text:c="5"/>0.111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6"/>35/50 <text:s text:c="5"/>6.98G <text:s text:c="4"/>0.7565 <text:s text:c="4"/>0.6736 <text:s text:c="4"/>0.1212 <text:s text:c="8"/>20 <text:s text:c="7"/>640: 100%<text:s/><text:span text:style-name="T70">━━━━━━━━━━━━</text:span><text:s/>1049/1049 1.4it/s 12:43</text:p>
      <text:p text:style-name="Normal"><text:s text:c="17"/>Class <text:s text:c="4"/>Images <text:s/>Instances <text:s text:c="5"/>Box(P <text:s text:c="9"/>R <text:s text:c="5"/>mAP50 <text:s/>mAP50-95): 100%<text:s/><text:span text:style-name="T71">━━━━━━━━━━━━</text:span><text:s/>130/130 3.0it/s 43.0s</text:p>
      <text:p text:style-name="Normal"><text:s text:c="19"/>all <text:s text:c="6"/>2077 <text:s text:c="6"/>3638 <text:s text:c="5"/>0.285 <text:s text:c="5"/>0.338 <text:s text:c="5"/>0.244 <text:s text:c="5"/>0.116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6"/>36/50 <text:s text:c="6"/>6.9G <text:s text:c="4"/>0.7563 <text:s text:c="4"/>0.6668 <text:s text:c="4"/>0.1237 <text:s text:c="8"/>21 <text:s text:c="7"/>640: 100%<text:s/><text:span text:style-name="T72">━━━━━━━━━━━━</text:span><text:s/>1049/1049 1.4it/s 12:43</text:p>
      <text:p text:style-name="Normal"><text:s text:c="17"/>Class <text:s text:c="4"/>Images <text:s/>Instances <text:s text:c="5"/>Box(P <text:s text:c="9"/>R <text:s text:c="5"/>mAP50 <text:s/>mAP50-95): 100%<text:s/><text:span text:style-name="T73">━━━━━━━━━━━━</text:span><text:s/>130/130 3.0it/s 43.2s</text:p>
      <text:p text:style-name="Normal"><text:s text:c="19"/>all <text:s text:c="6"/>2077 <text:s text:c="6"/>3638 <text:s text:c="5"/>0.293 <text:s text:c="5"/>0.345 <text:s text:c="5"/>0.238 <text:s text:c="5"/>0.116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6"/>37/50 <text:s text:c="8"/>7G <text:s text:c="4"/>0.7566 <text:s text:c="4"/>0.6648 <text:s text:c="4"/>0.1217 <text:s text:c="8"/>24 <text:s text:c="7"/>640: 100%<text:s/><text:span text:style-name="T74">━━━━━━━━━━━━</text:span><text:s/>1049/1049 1.4it/s 12:44</text:p>
      <text:p text:style-name="Normal"><text:s text:c="17"/>Class <text:s text:c="4"/>Images <text:s/>Instances <text:s text:c="5"/>Box(P <text:s text:c="9"/>R <text:s text:c="5"/>mAP50 <text:s/>mAP50-95): 100%<text:s/><text:span text:style-name="T75">━━━━━━━━━━━━</text:span><text:s/>130/130 3.0it/s 43.1s</text:p>
      <text:p text:style-name="Normal"><text:s text:c="19"/>all <text:s text:c="6"/>2077 <text:s text:c="6"/>3638 <text:s text:c="5"/>0.274 <text:s text:c="5"/>0.333 <text:s text:c="5"/>0.241 <text:s text:c="5"/>0.118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6"/>38/50 <text:s text:c="5"/>6.99G <text:s text:c="4"/>0.7594 <text:s text:c="4"/>0.6632 <text:s text:c="5"/>0.122 <text:s text:c="9"/>8 <text:s text:c="7"/>640: 100%<text:s/><text:span text:style-name="T76">━━━━━━━━━━━━</text:span><text:s/>1049/1049 1.1it/s 15:58</text:p>
      <text:p text:style-name="Normal"><text:s text:c="17"/>Class <text:s text:c="4"/>Images <text:s/>Instances <text:s text:c="5"/>Box(P <text:s text:c="9"/>R <text:s text:c="5"/>mAP50 <text:s/>mAP50-95): 100%<text:s/><text:span text:style-name="T77">━━━━━━━━━━━━</text:span><text:s/>130/130 3.0it/s 43.0s</text:p>
      <text:p text:style-name="Normal"><text:s text:c="19"/>all <text:s text:c="6"/>2077 <text:s text:c="6"/>3638 <text:s text:c="7"/>0.3 <text:s text:c="5"/>0.325 <text:s text:c="5"/>0.244 <text:s text:c="5"/>0.118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6"/>39/50 <text:s text:c="5"/>6.98G <text:s text:c="4"/>0.7554 <text:s text:c="4"/>0.6611 <text:s text:c="4"/>0.1199 <text:s text:c="8"/>12 <text:s text:c="7"/>640: 100%<text:s/><text:span text:style-name="T78">━━━━━━━━━━━━</text:span><text:s/>1049/1049 1.4it/s 12:42</text:p>
      <text:p text:style-name="Normal"><text:s text:c="17"/>Class <text:s text:c="4"/>Images <text:s/>Instances <text:s text:c="5"/>Box(P <text:s text:c="9"/>R <text:s text:c="5"/>mAP50 <text:s/>mAP50-95): 100%<text:s/><text:span text:style-name="T79">━━━━━━━━━━━━</text:span><text:s/>130/130 3.0it/s 42.9s</text:p>
      <text:p text:style-name="Normal"><text:s text:c="19"/>all <text:s text:c="6"/>2077 <text:s text:c="6"/>3638 <text:s text:c="5"/>0.286 <text:s text:c="5"/>0.344 <text:s text:c="5"/>0.238 <text:s text:c="5"/>0.114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6"/>40/50 <text:s text:c="8"/>7G <text:s text:c="4"/>0.7547 <text:s text:c="4"/>0.6476 <text:s text:c="4"/>0.1183 <text:s text:c="8"/>11 <text:s text:c="7"/>640: 100%<text:s/><text:span text:style-name="T80">━━━━━━━━━━━━</text:span><text:s/>1049/1049 1.4it/s 12:41</text:p>
      <text:p text:style-name="Normal"><text:s text:c="17"/>Class <text:s text:c="4"/>Images <text:s/>Instances <text:s text:c="5"/>Box(P <text:s text:c="9"/>R <text:s text:c="5"/>mAP50 <text:s/>mAP50-95): 100%<text:s/><text:span text:style-name="T81">━━━━━━━━━━━━</text:span><text:s/>130/130 3.0it/s 43.0s</text:p>
      <text:p text:style-name="Normal"><text:s text:c="19"/>all <text:s text:c="6"/>2077 <text:s text:c="6"/>3638 <text:s text:c="5"/>0.303 <text:s text:c="5"/>0.326 <text:s text:c="5"/>0.243 <text:s text:c="5"/>0.116</text:p>
      <text:p text:style-name="Normal">Closing dataloader mosaic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6"/>41/50 <text:s text:c="6"/>6.9G <text:s text:c="4"/>0.7084 <text:s text:c="4"/>0.6586 <text:s text:c="5"/>0.129 <text:s text:c="9"/>2 <text:s text:c="7"/>640: 100%<text:s/><text:span text:style-name="T82">━━━━━━━━━━━━</text:span><text:s/>1049/1049 1.4it/s 12:41</text:p>
      <text:p text:style-name="Normal"><text:s text:c="17"/>Class <text:s text:c="4"/>Images <text:s/>Instances <text:s text:c="5"/>Box(P <text:s text:c="9"/>R <text:s text:c="5"/>mAP50 <text:s/>mAP50-95): 100%<text:s/><text:span text:style-name="T83">━━━━━━━━━━━━</text:span><text:s/>130/130 3.0it/s 43.1s</text:p>
      <text:p text:style-name="Normal"><text:s text:c="19"/>all <text:s text:c="6"/>2077 <text:s text:c="6"/>3638 <text:s text:c="5"/>0.303 <text:s text:c="5"/>0.341 <text:s text:c="5"/>0.255 <text:s text:c="5"/>0.126</text:p>
      <text:p text:style-name="Normal"/>
      <text:p text:style-name="Normal"><text:s text:c="6"/>Epoch <text:s text:c="3"/>GPU_mem <text:s/>giou_loss <text:s text:c="2"/>cls_loss <text:s text:c="3"/>l1_loss <text:s/>Instances<text:s/>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6"/>42/50 <text:s text:c="5"/>6.99G <text:s text:c="4"/>0.7139 <text:s text:c="4"/>0.6459 <text:s text:c="4"/>0.1264 <text:s text:c="9"/>7 <text:s text:c="7"/>640: 100%<text:s/><text:span text:style-name="T84">━━━━━━━━━━━━</text:span><text:s/>1049/1049 1.4it/s 12:42</text:p>
      <text:p text:style-name="Normal"><text:s text:c="17"/>Class <text:s text:c="4"/>Images <text:s/>Instances <text:s text:c="5"/>Box(P <text:s text:c="9"/>R <text:s text:c="5"/>mAP50 <text:s/>mAP50-95): 100%<text:s/><text:span text:style-name="T85">━━━━━━━━━━━━</text:span><text:s/>130/130 3.0it/s 43.1s</text:p>
      <text:p text:style-name="Normal"><text:s text:c="19"/>all <text:s text:c="6"/>2077 <text:s text:c="6"/>3638 <text:s text:c="5"/>0.312 <text:s text:c="5"/>0.346 <text:s text:c="5"/>0.257 <text:s text:c="5"/>0.126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6"/>43/50 <text:s text:c="5"/>7.01G <text:s text:c="4"/>0.7054 <text:s text:c="4"/>0.6454 <text:s text:c="4"/>0.1252 <text:s text:c="8"/>12 <text:s text:c="7"/>640: 100%<text:s/><text:span text:style-name="T86">━━━━━━━━━━━━</text:span><text:s/>1049/1049 1.4it/s 12:47</text:p>
      <text:p text:style-name="Normal"><text:s text:c="17"/>Class <text:s text:c="4"/>Images <text:s/>Instances <text:s text:c="5"/>Box(P <text:s text:c="9"/>R <text:s text:c="5"/>mAP50 <text:s/>mAP50-95): 100%<text:s/><text:span text:style-name="T87">━━━━━━━━━━━━</text:span><text:s/>130/130 3.0it/s 43.5s</text:p>
      <text:p text:style-name="Normal"><text:s text:c="19"/>all <text:s text:c="6"/>2077 <text:s text:c="6"/>3638 <text:s text:c="5"/>0.288 <text:s text:c="5"/>0.359 <text:s text:c="5"/>0.247 <text:s text:c="5"/>0.119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6"/>44/50 <text:s text:c="6"/>6.9G <text:s text:c="4"/>0.7034 <text:s text:c="4"/>0.6426 <text:s text:c="4"/>0.1249 <text:s text:c="9"/>7 <text:s text:c="7"/>640: 100%<text:s/><text:span text:style-name="T88">━━━━━━━━━━━━</text:span><text:s/>1049/1049 1.4it/s 12:42</text:p>
      <text:p text:style-name="Normal"><text:s text:c="17"/>Class <text:s text:c="4"/>Images <text:s/>Instances <text:s text:c="5"/>Box(P <text:s text:c="9"/>R <text:s text:c="5"/>mAP50 <text:s/>mAP50-95): 100%<text:s/><text:span text:style-name="T89">━━━━━━━━━━━━</text:span><text:s/>130/130 3.0it/s 43.1s</text:p>
      <text:p text:style-name="Normal"><text:s text:c="19"/>all <text:s text:c="6"/>2077 <text:s text:c="6"/>3638 <text:s text:c="5"/>0.286 <text:s text:c="5"/>0.355 <text:s text:c="5"/>0.243 <text:s text:c="5"/>0.116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6"/>45/50 <text:s text:c="5"/>6.94G <text:s text:c="4"/>0.6987 <text:s text:c="4"/>0.6401 <text:s text:c="4"/>0.1231 <text:s text:c="9"/>8 <text:s text:c="7"/>640: 100%<text:s/><text:span text:style-name="T90">━━━━━━━━━━━━</text:span><text:s/>1049/1049 1.4it/s 12:40</text:p>
      <text:p text:style-name="Normal"><text:s text:c="17"/>Class <text:s text:c="4"/>Images <text:s/>Instances <text:s text:c="5"/>Box(P <text:s text:c="9"/>R <text:s text:c="5"/>mAP50 <text:s/>mAP50-95): 100%<text:s/><text:span text:style-name="T91">━━━━━━━━━━━━</text:span><text:s/>130/130 3.0it/s 43.0s</text:p>
      <text:p text:style-name="Normal"><text:s text:c="19"/>all <text:s text:c="6"/>2077 <text:s text:c="6"/>3638 <text:s text:c="5"/>0.301 <text:s text:c="5"/>0.351 <text:s text:c="6"/>0.25 <text:s text:c="5"/>0.121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6"/>46/50 <text:s text:c="5"/>6.98G <text:s text:c="5"/>0.701 <text:s text:c="4"/>0.6371 <text:s text:c="4"/>0.1251 <text:s text:c="9"/>8 <text:s text:c="7"/>640: 100%<text:s/><text:span text:style-name="T92">━━━━━━━━━━━━</text:span><text:s/>1049/1049 1.4it/s 12:45</text:p>
      <text:p text:style-name="Normal"><text:s text:c="17"/>Class <text:s text:c="4"/>Images <text:s/>Instances <text:s text:c="5"/>Box(P <text:s text:c="9"/>R <text:s text:c="5"/>mAP50 <text:s/>mAP50-95): 100%<text:s/><text:span text:style-name="T93">━━━━━━━━━━━━</text:span><text:s/>130/130 3.0it/s 43.5s</text:p>
      <text:p text:style-name="Normal"><text:s text:c="19"/>all <text:s text:c="6"/>2077 <text:s text:c="6"/>3638 <text:s text:c="7"/>0.3 <text:s text:c="5"/>0.331 <text:s text:c="5"/>0.258 <text:s text:c="5"/>0.123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6"/>47/50 <text:s text:c="5"/>7.01G <text:s text:c="4"/>0.7008 <text:s text:c="5"/>0.632 <text:s text:c="4"/>0.1251 <text:s text:c="8"/>10 <text:s text:c="7"/>640: 100%<text:s/><text:span text:style-name="T94">━━━━━━━━━━━━</text:span><text:s/>1049/1049 1.4it/s 12:53</text:p>
      <text:p text:style-name="Normal"><text:s text:c="17"/>Class <text:s text:c="4"/>Images <text:s/>Instances <text:s text:c="5"/>Box(P <text:s text:c="9"/>R <text:s text:c="5"/>mAP50 <text:s/>mAP50-95): 100%<text:s/><text:span text:style-name="T95">━━━━━━━━━━━━</text:span><text:s/>130/130 3.0it/s 43.1s</text:p>
      <text:p text:style-name="Normal"><text:s text:c="19"/>all <text:s text:c="6"/>2077 <text:s text:c="6"/>3638 <text:s text:c="5"/>0.285 <text:s text:c="5"/>0.356 <text:s text:c="5"/>0.251 <text:s text:c="6"/>0.12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6"/>48/50 <text:s text:c="5"/>6.99G <text:s text:c="4"/>0.6971 <text:s text:c="4"/>0.6336 <text:s text:c="4"/>0.1229 <text:s text:c="8"/>19 <text:s text:c="7"/>640: 100%<text:s/><text:span text:style-name="T96">━━━━━━━━━━━━</text:span><text:s/>1049/1049 1.4it/s 12:43</text:p>
      <text:p text:style-name="Normal"><text:s text:c="17"/>Class <text:s text:c="4"/>Images <text:s/>Instances <text:s text:c="5"/>Box(P <text:s text:c="9"/>R <text:s text:c="5"/>mAP50 <text:s/>mAP50-95): 100%<text:s/><text:span text:style-name="T97">━━━━━━━━━━━━</text:span><text:s/>130/130 3.0it/s 43.1s</text:p>
      <text:p text:style-name="Normal"><text:s text:c="19"/>all <text:s text:c="6"/>2077 <text:s text:c="6"/>3638 <text:s text:c="5"/>0.301 <text:s text:c="5"/>0.336 <text:s text:c="6"/>0.25 <text:s text:c="5"/>0.121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6"/>49/50 <text:s text:c="5"/>7.01G <text:s text:c="4"/>0.6924 <text:s text:c="4"/>0.6255 <text:s text:c="4"/>0.1199 <text:s text:c="9"/>7 <text:s text:c="7"/>640: 100%<text:s/><text:span text:style-name="T98">━━━━━━━━━━━━</text:span><text:s/>1049/1049 1.4it/s 12:43</text:p>
      <text:p text:style-name="Normal"><text:s text:c="17"/>Class <text:s text:c="4"/>Images <text:s/>Instances <text:s text:c="5"/>Box(P<text:s/><text:s text:c="9"/>R <text:s text:c="5"/>mAP50 <text:s/>mAP50-95): 100%<text:s/><text:span text:style-name="T99">━━━━━━━━━━━━</text:span><text:s/>130/130 3.0it/s 43.1s</text:p>
      <text:p text:style-name="Normal"><text:s text:c="19"/>all <text:s text:c="6"/>2077 <text:s text:c="6"/>3638 <text:s text:c="5"/>0.276 <text:s text:c="6"/>0.38 <text:s text:c="5"/>0.256 <text:s text:c="5"/>0.124</text:p>
      <text:p text:style-name="Normal"/>
      <text:p text:style-name="Normal"><text:s text:c="6"/>Epoch <text:s text:c="3"/>GPU_mem <text:s/>giou_loss <text:s text:c="2"/>cls_loss <text:s text:c="3"/>l1_loss <text:s/>Instances <text:s text:c="6"/>Size</text:p>
      <text:p text:style-name="Normal">C:\Users\prosenjit19\Desktop\Spine\venv_dino\lib\site-packages\torch\autograd\graph.py:824: UserWarning: grid_sampler_2d_backward_cuda does not have a deterministic implementation, but you set 'torch.use_deterministic_algorithms(True, warn_only=True)'. You can file an issue at https://github.com/pytorch/pytorch/issues to help us prioritize adding deterministic support for this operation. (Triggered internally at C:\actions-runner\_work\pytorch\pytorch\pytorch\aten\src\ATen\Context.cpp:97.)</text:p>
      <text:p text:style-name="Normal"><text:s text:c="2"/>return Variable._execution_engine.run_backward( <text:s/># Calls into the C++ engine to run the backward pass</text:p>
      <text:p text:style-name="Normal"><text:s text:c="6"/>50/50 <text:s text:c="5"/>6.99G <text:s text:c="5"/>0.695 <text:s text:c="4"/>0.6244 <text:s text:c="4"/>0.1227 <text:s text:c="9"/>4 <text:s text:c="7"/>640: 100%<text:s/><text:span text:style-name="T100">━━━━━━━━━━━━</text:span><text:s/>1049/1049 1.4it/s 12:44</text:p>
      <text:p text:style-name="Normal"><text:s text:c="17"/>Class <text:s text:c="4"/>Images <text:s/>Instances <text:s text:c="5"/>Box(P <text:s text:c="9"/>R <text:s text:c="5"/>mAP50 <text:s/>mAP50-95): 100%<text:s/><text:span text:style-name="T101">━━━━━━━━━━━━</text:span><text:s/>130/130 3.0it/s 43.1s</text:p>
      <text:p text:style-name="Normal"><text:s text:c="19"/>all <text:s text:c="6"/>2077 <text:s text:c="6"/>3638 <text:s text:c="5"/>0.288 <text:s text:c="5"/>0.356 <text:s text:c="5"/>0.255 <text:s text:c="5"/>0.122</text:p>
      <text:p text:style-name="Normal"/>
      <text:p text:style-name="Normal">50 epochs completed in 11.330 hours.</text:p>
      <text:p text:style-name="Normal">Optimizer stripped from C:\Users\prosenjit19\Desktop\Spine\runs\rtdetr\vindr_exp\weights\last.pt, 66.2MB</text:p>
      <text:p text:style-name="Normal">Optimizer stripped from C:\Users\prosenjit19\Desktop\Spine\runs\rtdetr\vindr_exp\weights\best.pt, 66.2MB</text:p>
      <text:p text:style-name="Normal"/>
      <text:p text:style-name="Normal">Validating C:\Users\prosenjit19\Desktop\Spine\runs\rtdetr\vindr_exp\weights\best.pt...</text:p>
      <text:p text:style-name="Normal">Ultralytics 8.3.249 <text:s/>Python-3.10.11 torch-2.7.1+cu118 CUDA:0 (NVIDIA GeForce RTX 3050, 8192MiB)</text:p>
      <text:p text:style-name="Normal">rt-detr-l summary: 310 layers, 31,998,125 parameters, 0 gradients, 103.5 GFLOPs</text:p>
      <text:p text:style-name="Normal"><text:s text:c="17"/>Class <text:s text:c="4"/>Images <text:s/>Instances <text:s text:c="5"/>Box(P <text:s text:c="9"/>R <text:s text:c="5"/>mAP50 <text:s/>mAP50-95): 100%<text:s/><text:span text:style-name="T102">━━━━━━━━━━━━</text:span><text:s/>130/130 3.3it/s 39.1s</text:p>
      <text:p text:style-name="Normal"><text:s text:c="19"/>all <text:s text:c="6"/>2077 <text:s text:c="6"/>3638 <text:s text:c="5"/>0.298 <text:s text:c="5"/>0.353 <text:s text:c="5"/>0.257 <text:s text:c="5"/>0.126</text:p>
      <text:p text:style-name="Normal"><text:s text:c="11"/>Osteophytes <text:s text:c="7"/>878 <text:s text:c="6"/>2961 <text:s text:c="6"/>0.37 <text:s text:c="5"/>0.516 <text:s text:c="5"/>0.362 <text:s text:c="5"/>0.122</text:p>
      <text:p text:style-name="Normal"><text:s text:c="6"/>Surgical implant <text:s text:c="8"/>64 <text:s text:c="7"/>107 <text:s text:c="5"/>0.509 <text:s text:c="6"/>0.57 <text:s text:c="5"/>0.547 <text:s text:c="5"/>0.377</text:p>
      <text:p text:style-name="Normal"><text:s text:c="5"/>Spondylolysthesis <text:s text:c="8"/>62 <text:s text:c="8"/>69 <text:s text:c="5"/>0.349 <text:s text:c="5"/>0.261 <text:s text:c="5"/>0.217 <text:s text:c="4"/>0.0881</text:p>
      <text:p text:style-name="Normal"><text:s text:c="4"/>Foraminal stenosis <text:s text:c="8"/>60 <text:s text:c="8"/>94 <text:s text:c="5"/>0.388 <text:s text:c="5"/>0.415 <text:s text:c="5"/>0.308 <text:s text:c="5"/>0.114</text:p>
      <text:p text:style-name="Normal"><text:s text:c="2"/>Disc space narrowing <text:s text:c="7"/>148 <text:s text:c="7"/>230 <text:s text:c="5"/>0.236 <text:s text:c="5"/>0.326 <text:s text:c="5"/>0.186 <text:s text:c="4"/>0.0874</text:p>
      <text:p text:style-name="Normal"><text:s text:c="4"/>Vertebral collapse <text:s text:c="8"/>52 <text:s text:c="8"/>69 <text:s text:c="5"/>0.176 <text:s text:c="5"/>0.362 <text:s text:c="5"/>0.172 <text:s text:c="4"/>0.0893</text:p>
      <text:p text:style-name="Normal"><text:s text:c="9"/>Other lesions <text:s text:c="8"/>80 <text:s text:c="7"/>108 <text:s text:c="5"/>0.059 <text:s text:c="4"/>0.0185 <text:s text:c="4"/>0.0061 <text:s text:c="3"/>0.00216</text:p>
      <text:p text:style-name="Normal">Speed: 0.3ms preprocess, 15.6ms inference, 0.0ms loss, 0.7ms postprocess per image</text:p>
      <text:p text:style-name="Normal">Results saved to C:\Users\prosenjit19\Desktop\Spine\runs\rtdetr\vindr_exp</text:p>
      <text:p text:style-name="Normal"/>
      <text:p text:style-name="Normal">============================================================</text:p>
      <text:p text:style-name="Normal">TRAINING COMPLETED!</text:p>
      <text:p text:style-name="Normal">Best model saved at: runs/rtdetr/vindr_exp/weights/best.pt</text:p>
      <text:p text:style-name="Normal">Results saved in: runs/rtdetr/vindr_exp</text:p>
      <text:p text:style-name="Normal">============================================================</text:p>
      <text:p text:style-name="Normal"/>
      <text:p text:style-name="Normal">Final Validation Metrics:</text:p>
      <text:p text:style-name="Normal"><text:s text:c="2"/>mAP@0.5: 0.2568</text:p>
      <text:p text:style-name="Normal"><text:s text:c="2"/>mAP@0.5-0.95: 0.1258</text:p>
      <text:p text:style-name="Normal"><text:s text:c="2"/>Precision: 0.2983</text:p>
      <text:p text:style-name="Normal"><text:s text:c="2"/>Recall: 0.3527</text:p>
      <text:p text:style-name="Normal"/>
      <text:p text:style-name="Normal"><text:span text:style-name="T103">📊</text:span><text:s/>Current: 25.68%, Target: 33.15%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Vrinda" svg:font-family="Vrinda" style:font-family-generic="swiss" style:font-pitch="variable" svg:panose-1="0 0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rosenjit Mondol</meta:initial-creator>
    <dc:creator>Prosenjit mondol</dc:creator>
    <meta:creation-date>2026-01-09T05:33:00Z</meta:creation-date>
    <dc:date>2026-01-14T21:58:00Z</dc:date>
    <meta:template xlink:href="Normal" xlink:type="simple"/>
    <meta:editing-cycles>3</meta:editing-cycles>
    <meta:editing-duration>PT180S</meta:editing-duration>
    <meta:document-statistic meta:page-count="1" meta:paragraph-count="116" meta:word-count="8679" meta:character-count="58038" meta:row-count="412" meta:non-whitespace-character-count="49475"/>
  </office:meta>
</office:document-meta>
</file>